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62.5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23"/>
    <style:style style:name="ce11" style:family="table-cell" style:parent-style-name="Default" style:data-style-name="N122">
      <style:table-cell-properties fo:wrap-option="wrap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122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 style:data-style-name="N3">
      <style:table-cell-properties fo:wrap-option="wrap"/>
    </style:style>
    <style:style style:name="ce17" style:family="table-cell" style:parent-style-name="Default" style:data-style-name="N11">
      <style:table-cell-properties fo:wrap-option="wrap"/>
    </style:style>
    <style:style style:name="ce18" style:family="table-cell" style:parent-style-name="Default" style:data-style-name="N11"/>
  </office:automatic-styles>
  <office:body>
    <office:spreadsheet>
      <table:calculation-settings table:automatic-find-labels="false"/>
      <table:table table:name="comparison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1" table:default-cell-style-name="ce10"/>
        <table:table-column table:style-name="co2" table:default-cell-style-name="ce4"/>
        <table:table-column table:style-name="co3" table:default-cell-style-name="ce12"/>
        <table:table-column table:style-name="co1" table:number-columns-repeated="1016" table:default-cell-style-name="ce4"/>
        <table:table-row table:style-name="ro1">
          <table:table-cell table:style-name="ce1" office:value-type="string" calcext:value-type="string">
            <text:p>8 is </text:p>
          </table:table-cell>
          <table:table-cell table:style-name="ce6" office:value-type="string" calcext:value-type="string">
            <text:p>Management consulting</text:p>
          </table:table-cell>
          <table:table-cell table:number-columns-repeated="2" table:style-name="ce3" office:value-type="string" calcext:value-type="string">
            <text:p>Management consulting</text:p>
          </table:table-cell>
          <table:table-cell table:style-name="ce3"/>
          <table:table-cell table:style-name="ce8" office:value-type="string" calcext:value-type="string">
            <text:p>Precision engineering</text:p>
          </table:table-cell>
          <table:table-cell table:style-name="ce11" office:value-type="string" calcext:value-type="string">
            <text:p>Current condition at Mapper</text:p>
          </table:table-cell>
          <table:table-cell table:number-columns-repeated="3"/>
          <table:table-cell table:style-name="ce5" office:value-type="string" calcext:value-type="string">
            <text:p>Transferrable Skills</text:p>
          </table:table-cell>
          <table:table-cell table:number-columns-repeated="8"/>
          <table:table-cell table:style-name="ce5" office:value-type="string" calcext:value-type="string">
            <text:p>Skills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“/5”</text:p>
          </table:table-cell>
          <table:table-cell table:style-name="ce3" office:value-type="float" office:value="3" calcext:value-type="float">
            <text:p>3.0</text:p>
          </table:table-cell>
          <table:table-cell table:style-name="ce3" table:formula="of:=2" office:value-type="float" office:value="2" calcext:value-type="float">
            <text:p>2.0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" calcext:value-type="float">
            <text:p>1.0</text:p>
          </table:table-cell>
          <table:table-cell table:style-name="ce8" office:value-type="float" office:value="3" calcext:value-type="float">
            <text:p>3.00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SUM([.B2:.G2])*10*10" office:value-type="float" office:value="1300" calcext:value-type="float">
            <text:p>1300.0</text:p>
          </table:table-cell>
          <table:table-cell/>
          <table:table-cell table:number-columns-repeated="6"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formula="of:=SUM([.K2:.Q2])" office:value-type="float" office:value="6.5" calcext:value-type="float">
            <text:p>6.5</text:p>
          </table:table-cell>
          <table:table-cell/>
          <table:table-cell table:number-columns-repeated="3" office:value-type="float" office:value="1" calcext:value-type="float">
            <text:p>1.0</text:p>
          </table:table-cell>
          <table:table-cell table:number-columns-repeated="1002"/>
        </table:table-row>
        <table:table-row table:style-name="ro2">
          <table:table-cell table:style-name="ce1" office:value-type="string" calcext:value-type="string">
            <text:p>Options //10</text:p>
          </table:table-cell>
          <table:table-cell table:style-name="ce7" office:value-type="string" calcext:value-type="string">
            <text:p>Skills</text:p>
          </table:table-cell>
          <table:table-cell table:style-name="ce7" office:value-type="string" calcext:value-type="string">
            <text:p>Connections </text:p>
          </table:table-cell>
          <table:table-cell table:style-name="ce7" office:value-type="string" calcext:value-type="string">
            <text:p>Credentials</text:p>
          </table:table-cell>
          <table:table-cell table:style-name="ce7" office:value-type="string" calcext:value-type="string">
            <text:p>Runway</text:p>
          </table:table-cell>
          <table:table-cell table:style-name="ce9" office:value-type="string" calcext:value-type="string">
            <text:p>Personal fit</text:p>
          </table:table-cell>
          <table:table-cell table:style-name="ce5" office:value-type="string" calcext:value-type="string">
            <text:p>Supporting conditions/Job satisfaction</text:p>
          </table:table-cell>
          <table:table-cell table:style-name="ce13" office:value-type="string" calcext:value-type="string">
            <text:p>Impact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string" calcext:value-type="string">
            <text:p>Personal prod</text:p>
          </table:table-cell>
          <table:table-cell office:value-type="string" calcext:value-type="string">
            <text:p>Critical thinking</text:p>
          </table:table-cell>
          <table:table-cell office:value-type="string" calcext:value-type="string">
            <text:p>learn quickly</text:p>
          </table:table-cell>
          <table:table-cell office:value-type="string" calcext:value-type="string">
            <text:p>Decision-making</text:p>
          </table:table-cell>
          <table:table-cell office:value-type="string" calcext:value-type="string">
            <text:p>Social skills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team workingish</text:p>
          </table:table-cell>
          <table:table-cell table:style-name="ce14" office:value-type="string" calcext:value-type="string">
            <text:p>Transferable skills</text:p>
          </table:table-cell>
          <table:table-cell table:style-name="ce14"/>
          <table:table-cell table:style-name="ce5" office:value-type="string" calcext:value-type="string">
            <text:p>Trans skills</text:p>
          </table:table-cell>
          <table:table-cell table:style-name="ce5" office:value-type="string" calcext:value-type="string">
            <text:p>Knowledge</text:p>
          </table:table-cell>
          <table:table-cell table:style-name="ce5" office:value-type="string" calcext:value-type="string">
            <text:p>Personality trait</text:p>
          </table:table-cell>
          <table:table-cell office:value-type="string" calcext:value-type="string">
            <text:p>AVG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design engineering in netherlands earning to give</text:p>
          </table:table-cell>
          <table:table-cell table:style-name="ce2" table:formula="of:=[.W4]" office:value-type="float" office:value="4.62820512820513" calcext:value-type="float">
            <text:p>4.6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4" calcext:value-type="float">
            <text:p>4.0</text:p>
          </table:table-cell>
          <table:table-cell table:style-name="ce2" office:value-type="float" office:value="5" calcext:value-type="float">
            <text:p>5.0</text:p>
          </table:table-cell>
          <table:table-cell table:style-name="ce8" office:value-type="float" office:value="10" calcext:value-type="float">
            <text:p>10.000</text:p>
          </table:table-cell>
          <table:table-cell office:value-type="float" office:value="8" calcext:value-type="float">
            <text:p>8.0</text:p>
          </table:table-cell>
          <table:table-cell table:formula="of:=300/100000*10" office:value-type="float" office:value="0.03" calcext:value-type="float">
            <text:p>0.03</text:p>
          </table:table-cell>
          <table:table-cell table:formula="of:=([.B4]*[.B$2]+[.C4]*[.C$2]+[.D4]*[.D$2]+[.E4]*[.E$2]+[.F4]*[.F$2]+[.G4]*[.G$2])*[.H4]" office:value-type="float" office:value="2.18653846153846" calcext:value-type="float">
            <text:p>2.2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office:value-type="float" office:value="8" calcext:value-type="float">
            <text:p>8.0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table:formula="of:=[.K4]*[.K$2]+[.L4]*[.L$2]+[.M4]*[.M$2]+[.N4]*[.N$2]+[.O4]*[.O$2]+[.P4]*[.P$2]+[.Q4]*[.Q$2]" office:value-type="float" office:value="31.75" calcext:value-type="float">
            <text:p>31.8</text:p>
          </table:table-cell>
          <table:table-cell/>
          <table:table-cell table:formula="of:=[.R4]/[.R2]" office:value-type="float" office:value="4.88461538461539" calcext:value-type="float">
            <text:p>4.9</text:p>
          </table:table-cell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table:formula="of:=([.T4]*[.T$2]+[.U4]*[.U$2]+[.V4]*[.V$2])/SUM([.T2:.V2])" office:value-type="float" office:value="4.62820512820513" calcext:value-type="float">
            <text:p>4.6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Design engineering with start up impact</text:p>
          </table:table-cell>
          <table:table-cell table:style-name="ce2" table:formula="of:=[.W5]" office:value-type="float" office:value="0" calcext:value-type="float">
            <text:p>0.0</text:p>
          </table:table-cell>
          <table:table-cell table:style-name="ce2" table:number-columns-repeated="3"/>
          <table:table-cell table:style-name="ce8" office:value-type="float" office:value="0.003" calcext:value-type="float">
            <text:p>0.003</text:p>
          </table:table-cell>
          <table:table-cell office:value-type="float" office:value="3" calcext:value-type="float">
            <text:p>3.0</text:p>
          </table:table-cell>
          <table:table-cell table:formula="of:=21000/100000*10" office:value-type="float" office:value="2.1" calcext:value-type="float">
            <text:p>2.10</text:p>
          </table:table-cell>
          <table:table-cell table:formula="of:=([.B5]*[.B$2]+[.C5]*[.C$2]+[.D5]*[.D$2]+[.E5]*[.E$2]+[.F5]*[.F$2]+[.G5]*[.G$2])*[.H5]" office:value-type="float" office:value="3.1689" calcext:value-type="float">
            <text:p>3.2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design engineering with moving to ngo in operations</text:p>
          </table:table-cell>
          <table:table-cell table:style-name="ce2" table:formula="of:=[.W6]" office:value-type="float" office:value="0" calcext:value-type="float">
            <text:p>0.0</text:p>
          </table:table-cell>
          <table:table-cell table:style-name="ce2" table:number-columns-repeated="3"/>
          <table:table-cell table:style-name="ce8" office:value-type="float" office:value="6.4" calcext:value-type="float">
            <text:p>6.400</text:p>
          </table:table-cell>
          <table:table-cell/>
          <table:table-cell table:formula="of:=970/100000*10" office:value-type="float" office:value="0.097" calcext:value-type="float">
            <text:p>0.10</text:p>
          </table:table-cell>
          <table:table-cell table:formula="of:=([.B6]*[.B$2]+[.C6]*[.C$2]+[.D6]*[.D$2]+[.E6]*[.E$2]+[.F6]*[.F$2]+[.G6]*[.G$2])*[.H6]" office:value-type="float" office:value="1.8624" calcext:value-type="float">
            <text:p>1.9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DS earning to give</text:p>
          </table:table-cell>
          <table:table-cell table:style-name="ce2" table:formula="of:=[.W7]" office:value-type="float" office:value="6.66666666666667" calcext:value-type="float">
            <text:p>6.7</text:p>
          </table:table-cell>
          <table:table-cell table:style-name="ce2" office:value-type="float" office:value="4" calcext:value-type="float">
            <text:p>4.0</text:p>
          </table:table-cell>
          <table:table-cell table:style-name="ce2" office:value-type="float" office:value="7" calcext:value-type="float">
            <text:p>7.0</text:p>
          </table:table-cell>
          <table:table-cell table:style-name="ce2" office:value-type="float" office:value="5" calcext:value-type="float">
            <text:p>5.0</text:p>
          </table:table-cell>
          <table:table-cell table:style-name="ce8" office:value-type="float" office:value="10" calcext:value-type="float">
            <text:p>10.00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float" office:value="6" calcext:value-type="float">
            <text:p>6.0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.0</text:p>
          </table:table-cell>
          <table:table-cell table:formula="of:=[.K7]*[.K$2]+[.L7]*[.L$2]+[.M7]*[.M$2]+[.N7]*[.N$2]+[.O7]*[.O$2]+[.P7]*[.P$2]+[.Q7]*[.Q$2]" office:value-type="float" office:value="39" calcext:value-type="float">
            <text:p>39.0</text:p>
          </table:table-cell>
          <table:table-cell/>
          <table:table-cell table:formula="of:=[.R7]/[.R$2]" office:value-type="float" office:value="6" calcext:value-type="float">
            <text:p>6.0</text:p>
          </table:table-cell>
          <table:table-cell office:value-type="float" office:value="8" calcext:value-type="float">
            <text:p>8.0</text:p>
          </table:table-cell>
          <table:table-cell office:value-type="float" office:value="6" calcext:value-type="float">
            <text:p>6.0</text:p>
          </table:table-cell>
          <table:table-cell table:formula="of:=([.T7]*[.T$2]+[.U7]*[.U$2]+[.V7]*[.V$2])/SUM([.T$2:.V$2])" office:value-type="float" office:value="6.66666666666667" calcext:value-type="float">
            <text:p>6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S in Startups</text:p>
          </table:table-cell>
          <table:table-cell table:style-name="ce2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DS in NGO</text:p>
          </table:table-cell>
          <table:table-cell table:style-name="ce2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programming</text:p>
          </table:table-cell>
          <table:table-cell table:style-name="ce2" table:number-columns-repeated="2"/>
          <table:table-cell table:style-name="Default"/>
          <table:table-cell table:style-name="ce2"/>
          <table:table-cell table:style-name="ce8"/>
          <table:table-cell table:number-columns-repeated="4"/>
          <table:table-cell office:value-type="float" office:value="6" calcext:value-type="float">
            <text:p>6.0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.0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6.5" calcext:value-type="float">
            <text:p>6.5</text:p>
          </table:table-cell>
          <table:table-cell table:formula="of:=[.K10]*[.K$2]+[.L10]*[.L$2]+[.M10]*[.M$2]+[.N10]*[.N$2]+[.O10]*[.O$2]+[.P10]*[.P$2]+[.Q10]*[.Q$2]" office:value-type="float" office:value="36.25" calcext:value-type="float">
            <text:p>36.3</text:p>
          </table:table-cell>
          <table:table-cell/>
          <table:table-cell table:formula="of:=[.R10]/[.R$2]" office:value-type="float" office:value="5.57692307692308" calcext:value-type="float">
            <text:p>5.6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.0</text:p>
          </table:table-cell>
          <table:table-cell table:formula="of:=([.T10]*[.T$2]+[.U10]*[.U$2]+[.V10]*[.V$2])/SUM([.T$2:.V$2])" office:value-type="float" office:value="6.35897435897436" calcext:value-type="float">
            <text:p>6.4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Machine learning PhD</text:p>
          </table:table-cell>
          <table:table-cell table:style-name="ce2" table:number-columns-repeated="4"/>
          <table:table-cell table:style-name="ce8"/>
          <table:table-cell table:number-columns-repeated="11"/>
          <table:table-cell table:formula="of:=[.K11]*[.K$2]+[.L11]*[.L$2]+[.M11]*[.M$2]+[.N11]*[.N$2]+[.O11]*[.O$2]+[.P11]*[.P$2]+[.Q11]*[.Q$2]" office:value-type="float" office:value="0" calcext:value-type="float">
            <text:p>0.0</text:p>
          </table:table-cell>
          <table:table-cell/>
          <table:table-cell table:formula="of:=[.R11]/[.R$2]" office:value-type="float" office:value="0" calcext:value-type="float">
            <text:p>0.0</text:p>
          </table:table-cell>
          <table:table-cell table:number-columns-repeated="2"/>
          <table:table-cell table:formula="of:=([.T11]*[.T$2]+[.U11]*[.U$2]+[.V11]*[.V$2])/SUM([.T$2:.V$2])" office:value-type="float" office:value="0" calcext:value-type="float">
            <text:p>0.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conomics PhD</text:p>
          </table:table-cell>
          <table:table-cell table:number-columns-repeated="16"/>
          <table:table-cell table:formula="of:=[.K12]*[.K$2]+[.L12]*[.L$2]+[.M12]*[.M$2]+[.N12]*[.N$2]+[.O12]*[.O$2]+[.P12]*[.P$2]+[.Q12]*[.Q$2]" office:value-type="float" office:value="0" calcext:value-type="float">
            <text:p>0.0</text:p>
          </table:table-cell>
          <table:table-cell/>
          <table:table-cell table:formula="of:=[.R12]/[.R$2]" office:value-type="float" office:value="0" calcext:value-type="float">
            <text:p>0.0</text:p>
          </table:table-cell>
          <table:table-cell table:number-columns-repeated="2"/>
          <table:table-cell table:formula="of:=([.T12]*[.T$2]+[.U12]*[.U$2]+[.V12]*[.V$2])/SUM([.T10:.V10])" office:value-type="float" office:value="0" calcext:value-type="float">
            <text:p>0.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Working in an NGO like 80k hours</text:p>
          </table:table-cell>
          <table:table-cell table:number-columns-repeated="16"/>
          <table:table-cell table:formula="of:=[.K13]*[.K$2]+[.L13]*[.L$2]+[.M13]*[.M$2]+[.N13]*[.N$2]+[.O13]*[.O$2]+[.P13]*[.P$2]+[.Q13]*[.Q$2]" office:value-type="float" office:value="0" calcext:value-type="float">
            <text:p>0.0</text:p>
          </table:table-cell>
          <table:table-cell/>
          <table:table-cell table:formula="of:=[.R13]/[.R$2]" office:value-type="float" office:value="0" calcext:value-type="float">
            <text:p>0.0</text:p>
          </table:table-cell>
          <table:table-cell table:number-columns-repeated="100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5" office:value-type="string" calcext:value-type="string">
            <text:p>80k stu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gressional staffer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compunding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2" table:default-cell-style-name="ce16"/>
        <table:table-column table:style-name="co1" table:default-cell-style-name="ce15"/>
        <table:table-column table:style-name="co1" table:default-cell-style-name="ce11"/>
        <table:table-column table:style-name="co1" table:number-columns-repeated="1019" table:default-cell-style-name="ce15"/>
        <table:table-row table:style-name="ro6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00" calcext:value-type="float">
            <text:p>200,000</text:p>
          </table:table-cell>
          <table:table-cell table:formula="of:=[.$H$9]*[.B2]" office:value-type="float" office:value="100000" calcext:value-type="float">
            <text:p>100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25" calcext:value-type="float">
            <text:p>25.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210000" calcext:value-type="float">
            <text:p>210,000</text:p>
          </table:table-cell>
          <table:table-cell table:formula="of:=[.$H$9]*[.B3]" office:value-type="float" office:value="105000" calcext:value-type="float">
            <text:p>105,000</text:p>
          </table:table-cell>
          <table:table-cell table:style-name="ce16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5.7352941176471" calcext:value-type="float">
            <text:p>25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220500" calcext:value-type="float">
            <text:p>220,500</text:p>
          </table:table-cell>
          <table:table-cell table:formula="of:=[.$H$9]*[.B4]" office:value-type="float" office:value="110250" calcext:value-type="float">
            <text:p>110,250</text:p>
          </table:table-cell>
          <table:table-cell table:style-name="ce16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6.492214532872" calcext:value-type="float">
            <text:p>26.5</text:p>
          </table:table-cell>
          <table:table-cell/>
          <table:table-cell office:value-type="string" calcext:value-type="string">
            <text:p>interest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231525" calcext:value-type="float">
            <text:p>231,525</text:p>
          </table:table-cell>
          <table:table-cell table:formula="of:=[.$H$9]*[.B5]" office:value-type="float" office:value="115762.5" calcext:value-type="float">
            <text:p>115,763</text:p>
          </table:table-cell>
          <table:table-cell table:style-name="ce16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7.2713973132506" calcext:value-type="float">
            <text:p>27.3</text:p>
          </table:table-cell>
          <table:table-cell/>
          <table:table-cell office:value-type="string" calcext:value-type="string">
            <text:p>inflation</text:p>
          </table:table-cell>
          <table:table-cell table:style-name="ce17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243101.25" calcext:value-type="float">
            <text:p>243,101</text:p>
          </table:table-cell>
          <table:table-cell table:formula="of:=[.$H$9]*[.B6]" office:value-type="float" office:value="121550.625" calcext:value-type="float">
            <text:p>121,551</text:p>
          </table:table-cell>
          <table:table-cell table:style-name="ce16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8.0734972342285" calcext:value-type="float">
            <text:p>28.1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6]*(1+[.$H$7])^(1)" office:value-type="float" office:value="273488.90625" calcext:value-type="float">
            <text:p>273,489</text:p>
          </table:table-cell>
          <table:table-cell table:formula="of:=[.$H$9]*[.B7]" office:value-type="float" office:value="136744.453125" calcext:value-type="float">
            <text:p>136,744</text:p>
          </table:table-cell>
          <table:table-cell table:style-name="ce16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0.9634160671638" calcext:value-type="float">
            <text:p>31.0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17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287163.3515625" calcext:value-type="float">
            <text:p>287,163</text:p>
          </table:table-cell>
          <table:table-cell table:formula="of:=[.$H$9]*[.B8]" office:value-type="float" office:value="143581.67578125" calcext:value-type="float">
            <text:p>143,582</text:p>
          </table:table-cell>
          <table:table-cell table:style-name="ce16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1.8741047750216" calcext:value-type="float">
            <text:p>31.9</text:p>
          </table:table-cell>
          <table:table-cell table:number-columns-repeated="1019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8]*(1+[.$H$4])^(1)" office:value-type="float" office:value="301521.519140625" calcext:value-type="float">
            <text:p>301,522</text:p>
          </table:table-cell>
          <table:table-cell table:formula="of:=[.$H$9]*[.B9]" office:value-type="float" office:value="150760.759570313" calcext:value-type="float">
            <text:p>150,761</text:p>
          </table:table-cell>
          <table:table-cell table:style-name="ce16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2.8115784448751" calcext:value-type="float">
            <text:p>32.8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1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316597.595097656" calcext:value-type="float">
            <text:p>316,598</text:p>
          </table:table-cell>
          <table:table-cell table:formula="of:=[.$H$9]*[.B10]" office:value-type="float" office:value="158298.797548828" calcext:value-type="float">
            <text:p>158,299</text:p>
          </table:table-cell>
          <table:table-cell table:style-name="ce16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3.7766248697244" calcext:value-type="float">
            <text:p>33.8</text:p>
          </table:table-cell>
          <table:table-cell table:formula="of:=SUM([.E2:.E9])" office:value-type="float" office:value="228.221502485059" calcext:value-type="float">
            <text:p>228.2215024851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332427.474852539" calcext:value-type="float">
            <text:p>332,427</text:p>
          </table:table-cell>
          <table:table-cell table:formula="of:=[.$H$9]*[.B11]" office:value-type="float" office:value="166213.73742627" calcext:value-type="float">
            <text:p>166,214</text:p>
          </table:table-cell>
          <table:table-cell table:style-name="ce16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4.7700550129516" calcext:value-type="float">
            <text:p>34.8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373980.909209107" calcext:value-type="float">
            <text:p>373,981</text:p>
          </table:table-cell>
          <table:table-cell table:formula="of:=[.$H$9]*[.B12]" office:value-type="float" office:value="186990.454604553" calcext:value-type="float">
            <text:p>186,990</text:p>
          </table:table-cell>
          <table:table-cell table:style-name="ce16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8.3493253819319" calcext:value-type="float">
            <text:p>38.3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392679.954669562" calcext:value-type="float">
            <text:p>392,680</text:p>
          </table:table-cell>
          <table:table-cell table:formula="of:=[.$H$9]*[.B13]" office:value-type="float" office:value="196339.977334781" calcext:value-type="float">
            <text:p>196,340</text:p>
          </table:table-cell>
          <table:table-cell table:style-name="ce16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9.4772467166946" calcext:value-type="float">
            <text:p>39.5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412313.95240304" calcext:value-type="float">
            <text:p>412,314</text:p>
          </table:table-cell>
          <table:table-cell table:formula="of:=[.$H$9]*[.B14]" office:value-type="float" office:value="206156.97620152" calcext:value-type="float">
            <text:p>206,157</text:p>
          </table:table-cell>
          <table:table-cell table:style-name="ce16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40.6383422083621" calcext:value-type="float">
            <text:p>40.6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432929.650023192" calcext:value-type="float">
            <text:p>432,930</text:p>
          </table:table-cell>
          <table:table-cell table:formula="of:=[.$H$9]*[.B15]" office:value-type="float" office:value="216464.825011596" calcext:value-type="float">
            <text:p>216,465</text:p>
          </table:table-cell>
          <table:table-cell table:style-name="ce16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41.8335875674316" calcext:value-type="float">
            <text:p>41.8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454576.132524352" calcext:value-type="float">
            <text:p>454,576</text:p>
          </table:table-cell>
          <table:table-cell table:formula="of:=[.$H$9]*[.B16]" office:value-type="float" office:value="227288.066262176" calcext:value-type="float">
            <text:p>227,288</text:p>
          </table:table-cell>
          <table:table-cell table:style-name="ce16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43.0639872017678" calcext:value-type="float">
            <text:p>43.1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511398.149089896" calcext:value-type="float">
            <text:p>511,398</text:p>
          </table:table-cell>
          <table:table-cell table:formula="of:=[.$H$9]*[.B17]" office:value-type="float" office:value="255699.074544948" calcext:value-type="float">
            <text:p>255,699</text:p>
          </table:table-cell>
          <table:table-cell table:style-name="ce16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7.4970447078321" calcext:value-type="float">
            <text:p>47.5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536968.05654439" calcext:value-type="float">
            <text:p>536,968</text:p>
          </table:table-cell>
          <table:table-cell table:formula="of:=[.$H$9]*[.B18]" office:value-type="float" office:value="268484.028272195" calcext:value-type="float">
            <text:p>268,484</text:p>
          </table:table-cell>
          <table:table-cell table:style-name="ce16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8.8940166110037" calcext:value-type="float">
            <text:p>48.9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563816.45937161" calcext:value-type="float">
            <text:p>563,816</text:p>
          </table:table-cell>
          <table:table-cell table:formula="of:=[.$H$9]*[.B19]" office:value-type="float" office:value="281908.229685805" calcext:value-type="float">
            <text:p>281,908</text:p>
          </table:table-cell>
          <table:table-cell table:style-name="ce16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50.332075923092" calcext:value-type="float">
            <text:p>50.3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592007.282340191" calcext:value-type="float">
            <text:p>592,007</text:p>
          </table:table-cell>
          <table:table-cell table:formula="of:=[.$H$9]*[.B20]" office:value-type="float" office:value="296003.641170095" calcext:value-type="float">
            <text:p>296,004</text:p>
          </table:table-cell>
          <table:table-cell table:style-name="ce16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51.8124310973006" calcext:value-type="float">
            <text:p>51.8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621607.6464572" calcext:value-type="float">
            <text:p>621,608</text:p>
          </table:table-cell>
          <table:table-cell table:formula="of:=[.$H$9]*[.B21]" office:value-type="float" office:value="310803.8232286" calcext:value-type="float">
            <text:p>310,804</text:p>
          </table:table-cell>
          <table:table-cell table:style-name="ce16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53.3363261295742" calcext:value-type="float">
            <text:p>53.3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699308.60226435" calcext:value-type="float">
            <text:p>699,309</text:p>
          </table:table-cell>
          <table:table-cell table:formula="of:=[.$H$9]*[.B22]" office:value-type="float" office:value="349654.301132175" calcext:value-type="float">
            <text:p>349,654</text:p>
          </table:table-cell>
          <table:table-cell table:style-name="ce16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58.8268302899715" calcext:value-type="float">
            <text:p>58.8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734274.032377568" calcext:value-type="float">
            <text:p>734,274</text:p>
          </table:table-cell>
          <table:table-cell table:formula="of:=[.$H$9]*[.B23]" office:value-type="float" office:value="367137.016188784" calcext:value-type="float">
            <text:p>367,137</text:p>
          </table:table-cell>
          <table:table-cell table:style-name="ce16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60.557031180853" calcext:value-type="float">
            <text:p>60.6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770987.733996446" calcext:value-type="float">
            <text:p>770,988</text:p>
          </table:table-cell>
          <table:table-cell table:formula="of:=[.$H$9]*[.B24]" office:value-type="float" office:value="385493.866998223" calcext:value-type="float">
            <text:p>385,494</text:p>
          </table:table-cell>
          <table:table-cell table:style-name="ce16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62.338120333231" calcext:value-type="float">
            <text:p>62.3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809537.120696268" calcext:value-type="float">
            <text:p>809,537</text:p>
          </table:table-cell>
          <table:table-cell table:formula="of:=[.$H$9]*[.B25]" office:value-type="float" office:value="404768.560348134" calcext:value-type="float">
            <text:p>404,769</text:p>
          </table:table-cell>
          <table:table-cell table:style-name="ce16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64.171594460679" calcext:value-type="float">
            <text:p>64.2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850013.976731082" calcext:value-type="float">
            <text:p>850,014</text:p>
          </table:table-cell>
          <table:table-cell table:formula="of:=[.$H$9]*[.B26]" office:value-type="float" office:value="425006.988365541" calcext:value-type="float">
            <text:p>425,007</text:p>
          </table:table-cell>
          <table:table-cell table:style-name="ce16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66.0589942977578" calcext:value-type="float">
            <text:p>66.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956265.723822467" calcext:value-type="float">
            <text:p>956,266</text:p>
          </table:table-cell>
          <table:table-cell table:formula="of:=[.$H$9]*[.B27]" office:value-type="float" office:value="478132.861911234" calcext:value-type="float">
            <text:p>478,133</text:p>
          </table:table-cell>
          <table:table-cell table:style-name="ce16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72.8591848872329" calcext:value-type="float">
            <text:p>72.9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004079.01001359" calcext:value-type="float">
            <text:p>1,004,079</text:p>
          </table:table-cell>
          <table:table-cell table:formula="of:=[.$H$9]*[.B28]" office:value-type="float" office:value="502039.505006795" calcext:value-type="float">
            <text:p>502,040</text:p>
          </table:table-cell>
          <table:table-cell table:style-name="ce16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75.0021020897986" calcext:value-type="float">
            <text:p>75.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1054282.96051427" calcext:value-type="float">
            <text:p>1,054,283</text:p>
          </table:table-cell>
          <table:table-cell table:formula="of:=[.$H$9]*[.B29]" office:value-type="float" office:value="527141.480257135" calcext:value-type="float">
            <text:p>527,141</text:p>
          </table:table-cell>
          <table:table-cell table:style-name="ce16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77.2080462689103" calcext:value-type="float">
            <text:p>77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1106997.10853998" calcext:value-type="float">
            <text:p>1,106,997</text:p>
          </table:table-cell>
          <table:table-cell table:formula="of:=[.$H$9]*[.B30]" office:value-type="float" office:value="553498.554269992" calcext:value-type="float">
            <text:p>553,499</text:p>
          </table:table-cell>
          <table:table-cell table:style-name="ce16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79.4788711591724" calcext:value-type="float">
            <text:p>79.5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1162346.96396698" calcext:value-type="float">
            <text:p>1,162,347</text:p>
          </table:table-cell>
          <table:table-cell table:formula="of:=[.$H$9]*[.B31]" office:value-type="float" office:value="581173.481983491" calcext:value-type="float">
            <text:p>581,173</text:p>
          </table:table-cell>
          <table:table-cell table:style-name="ce16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81.8164850167951" calcext:value-type="float">
            <text:p>81.8</text:p>
          </table:table-cell>
          <table:table-cell table:formula="of:=SUM([.E2:.E30])" office:value-type="float" office:value="1368.50334088033" calcext:value-type="float">
            <text:p>1368.5033408803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1307640.33446286" calcext:value-type="float">
            <text:p>1,307,640</text:p>
          </table:table-cell>
          <table:table-cell table:formula="of:=[.$H$9]*[.B32]" office:value-type="float" office:value="653820.167231428" calcext:value-type="float">
            <text:p>653,820</text:p>
          </table:table-cell>
          <table:table-cell table:style-name="ce16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90.2387702391122" calcext:value-type="float">
            <text:p>90.2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1373022.351186" calcext:value-type="float">
            <text:p>1,373,022</text:p>
          </table:table-cell>
          <table:table-cell table:formula="of:=[.$H$9]*[.B33]" office:value-type="float" office:value="686511.175592999" calcext:value-type="float">
            <text:p>686,511</text:p>
          </table:table-cell>
          <table:table-cell table:style-name="ce16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92.8928517167332" calcext:value-type="float">
            <text:p>92.9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1441673.4687453" calcext:value-type="float">
            <text:p>1,441,673</text:p>
          </table:table-cell>
          <table:table-cell table:formula="of:=[.$H$9]*[.B34]" office:value-type="float" office:value="720836.734372649" calcext:value-type="float">
            <text:p>720,837</text:p>
          </table:table-cell>
          <table:table-cell table:style-name="ce16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95.6249944142841" calcext:value-type="float">
            <text:p>95.6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1513757.14218256" calcext:value-type="float">
            <text:p>1,513,757</text:p>
          </table:table-cell>
          <table:table-cell table:formula="of:=[.$H$9]*[.B35]" office:value-type="float" office:value="756878.571091282" calcext:value-type="float">
            <text:p>756,879</text:p>
          </table:table-cell>
          <table:table-cell table:style-name="ce16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98.4374942499984" calcext:value-type="float">
            <text:p>98.4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589444.99929169" calcext:value-type="float">
            <text:p>1,589,445</text:p>
          </table:table-cell>
          <table:table-cell table:formula="of:=[.$H$9]*[.B36]" office:value-type="float" office:value="794722.499645846" calcext:value-type="float">
            <text:p>794,722</text:p>
          </table:table-cell>
          <table:table-cell table:style-name="ce16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01.332714669116" calcext:value-type="float">
            <text:p>101.3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1668917.24925628" calcext:value-type="float">
            <text:p>1,668,917</text:p>
          </table:table-cell>
          <table:table-cell table:formula="of:=[.$H$9]*[.B37]" office:value-type="float" office:value="834458.624628138" calcext:value-type="float">
            <text:p>834,459</text:p>
          </table:table-cell>
          <table:table-cell table:style-name="ce16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04.313088629972" calcext:value-type="float">
            <text:p>104.3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1877531.90541331" calcext:value-type="float">
            <text:p>1,877,532</text:p>
          </table:table-cell>
          <table:table-cell table:formula="of:=[.$H$9]*[.B38]" office:value-type="float" office:value="938765.952706656" calcext:value-type="float">
            <text:p>938,766</text:p>
          </table:table-cell>
          <table:table-cell table:style-name="ce16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15.051200694822" calcext:value-type="float">
            <text:p>115.1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1971408.50068398" calcext:value-type="float">
            <text:p>1,971,409</text:p>
          </table:table-cell>
          <table:table-cell table:formula="of:=[.$H$9]*[.B39]" office:value-type="float" office:value="985704.250341988" calcext:value-type="float">
            <text:p>985,704</text:p>
          </table:table-cell>
          <table:table-cell table:style-name="ce16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18.435059538788" calcext:value-type="float">
            <text:p>118.4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2069978.92571818" calcext:value-type="float">
            <text:p>2,069,979</text:p>
          </table:table-cell>
          <table:table-cell table:formula="of:=[.$H$9]*[.B40]" office:value-type="float" office:value="1034989.46285909" calcext:value-type="float">
            <text:p>1,034,989</text:p>
          </table:table-cell>
          <table:table-cell table:style-name="ce16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21.91844364287" calcext:value-type="float">
            <text:p>121.9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2173477.87200408" calcext:value-type="float">
            <text:p>2,173,478</text:p>
          </table:table-cell>
          <table:table-cell table:formula="of:=[.$H$9]*[.B41]" office:value-type="float" office:value="1086738.93600204" calcext:value-type="float">
            <text:p>1,086,739</text:p>
          </table:table-cell>
          <table:table-cell table:style-name="ce16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25.504280220601" calcext:value-type="float">
            <text:p>125.5</text:p>
          </table:table-cell>
          <table:table-cell table:number-columns-repeated="1019"/>
        </table:table-row>
        <table:table-row table:style-name="ro2">
          <table:table-cell/>
          <table:table-cell table:formula="of:=AVERAGE([.B2:.B41])" office:value-type="float" office:value="841088.731785078" calcext:value-type="float">
            <text:p>841,089</text:p>
          </table:table-cell>
          <table:table-cell table:number-columns-repeated="2"/>
          <table:table-cell table:formula="of:=SUM([.E2:.E41])" office:value-type="float" office:value="2514.06872391342" calcext:value-type="float">
            <text:p>2514.1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tup compounding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3" table:default-cell-style-name="ce16"/>
        <table:table-column table:style-name="co1" table:default-cell-style-name="ce11"/>
        <table:table-column table:style-name="co1" table:number-columns-repeated="3" table:default-cell-style-name="ce1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X% of earning</text:p>
          </table:table-cell>
          <table:table-cell table:style-name="ce1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[.$H$9]*[.B2]" office:value-type="float" office:value="1500000" calcext:value-type="float">
            <text:p>1,500,000</text:p>
          </table:table-cell>
          <table:table-cell table:style-name="ce15" office:value-type="float" office:value="4000" calcext:value-type="float">
            <text:p>4000</text:p>
          </table:table-cell>
          <table:table-cell table:formula="of:=[.C2]/[.D2]" office:value-type="float" office:value="375" calcext:value-type="float">
            <text:p>375.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2625000" calcext:value-type="float">
            <text:p>2,625,000</text:p>
          </table:table-cell>
          <table:table-cell table:formula="of:=[.$H$9]*[.B3]" office:value-type="float" office:value="1575000" calcext:value-type="float">
            <text:p>1,5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386.029411764706" calcext:value-type="float">
            <text:p>386.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2756250" calcext:value-type="float">
            <text:p>2,756,250</text:p>
          </table:table-cell>
          <table:table-cell table:formula="of:=[.$H$9]*[.B4]" office:value-type="float" office:value="1653750" calcext:value-type="float">
            <text:p>1,653,75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397.38321799308" calcext:value-type="float">
            <text:p>397.4</text:p>
          </table:table-cell>
          <table:table-cell/>
          <table:table-cell office:value-type="string" calcext:value-type="string">
            <text:p>interest</text:p>
          </table:table-cell>
          <table:table-cell table:style-name="ce17" office:value-type="percentage" office:value="0.05" calcext:value-type="percentage">
            <text:p>5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2894062.5" calcext:value-type="float">
            <text:p>2,894,063</text:p>
          </table:table-cell>
          <table:table-cell table:formula="of:=[.$H$9]*[.B5]" office:value-type="float" office:value="1736437.5" calcext:value-type="float">
            <text:p>1,736,43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409.070959698758" calcext:value-type="float">
            <text:p>409.1</text:p>
          </table:table-cell>
          <table:table-cell/>
          <table:table-cell office:value-type="string" calcext:value-type="string">
            <text:p>inflation</text:p>
          </table:table-cell>
          <table:table-cell table:style-name="ce17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3038765.625" calcext:value-type="float">
            <text:p>3,038,766</text:p>
          </table:table-cell>
          <table:table-cell table:formula="of:=[.$H$9]*[.B6]" office:value-type="float" office:value="1823259.375" calcext:value-type="float">
            <text:p>1,823,259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421.102458513428" calcext:value-type="float">
            <text:p>421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3418611.328125" calcext:value-type="float">
            <text:p>3,418,611</text:p>
          </table:table-cell>
          <table:table-cell table:formula="of:=[.$H$9]*[.B7]" office:value-type="float" office:value="2051166.796875" calcext:value-type="float">
            <text:p>2,051,167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464.451241007457" calcext:value-type="float">
            <text:p>464.5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17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3589541.89453125" calcext:value-type="float">
            <text:p>3,589,542</text:p>
          </table:table-cell>
          <table:table-cell table:formula="of:=[.$H$9]*[.B8]" office:value-type="float" office:value="2153725.13671875" calcext:value-type="float">
            <text:p>2,153,725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478.111571625324" calcext:value-type="float">
            <text:p>478.1</text:p>
          </table:table-cell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8]*(1+[.$H$4])^(1)" office:value-type="float" office:value="3769018.98925781" calcext:value-type="float">
            <text:p>3,769,019</text:p>
          </table:table-cell>
          <table:table-cell table:formula="of:=[.$H$9]*[.B9]" office:value-type="float" office:value="2261411.39355469" calcext:value-type="float">
            <text:p>2,261,41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492.173676673127" calcext:value-type="float">
            <text:p>492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17" office:value-type="percentage" office:value="0.6" calcext:value-type="percentage">
            <text:p>6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3957469.9387207" calcext:value-type="float">
            <text:p>3,957,470</text:p>
          </table:table-cell>
          <table:table-cell table:formula="of:=[.$H$9]*[.B10]" office:value-type="float" office:value="2374481.96323242" calcext:value-type="float">
            <text:p>2,374,48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506.649373045866" calcext:value-type="float">
            <text:p>506.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4155343.43565674" calcext:value-type="float">
            <text:p>4,155,343</text:p>
          </table:table-cell>
          <table:table-cell table:formula="of:=[.$H$9]*[.B11]" office:value-type="float" office:value="2493206.06139404" calcext:value-type="float">
            <text:p>2,493,206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521.550825194274" calcext:value-type="float">
            <text:p>521.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4674761.36511383" calcext:value-type="float">
            <text:p>4,674,761</text:p>
          </table:table-cell>
          <table:table-cell table:formula="of:=[.$H$9]*[.B12]" office:value-type="float" office:value="2804856.8190683" calcext:value-type="float">
            <text:p>2,804,857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575.239880728979" calcext:value-type="float">
            <text:p>575.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4908499.43336952" calcext:value-type="float">
            <text:p>4,908,499</text:p>
          </table:table-cell>
          <table:table-cell table:formula="of:=[.$H$9]*[.B13]" office:value-type="float" office:value="2945099.66002171" calcext:value-type="float">
            <text:p>2,945,1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592.158700750419" calcext:value-type="float">
            <text:p>592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5153924.405038" calcext:value-type="float">
            <text:p>5,153,924</text:p>
          </table:table-cell>
          <table:table-cell table:formula="of:=[.$H$9]*[.B14]" office:value-type="float" office:value="3092354.6430228" calcext:value-type="float">
            <text:p>3,092,355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609.575133125432" calcext:value-type="float">
            <text:p>609.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5411620.6252899" calcext:value-type="float">
            <text:p>5,411,621</text:p>
          </table:table-cell>
          <table:table-cell table:formula="of:=[.$H$9]*[.B15]" office:value-type="float" office:value="3246972.37517394" calcext:value-type="float">
            <text:p>3,246,972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627.503813511474" calcext:value-type="float">
            <text:p>627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5682201.65655439" calcext:value-type="float">
            <text:p>5,682,202</text:p>
          </table:table-cell>
          <table:table-cell table:formula="of:=[.$H$9]*[.B16]" office:value-type="float" office:value="3409320.99393264" calcext:value-type="float">
            <text:p>3,409,321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645.959808026517" calcext:value-type="float">
            <text:p>646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6392476.86362369" calcext:value-type="float">
            <text:p>6,392,477</text:p>
          </table:table-cell>
          <table:table-cell table:formula="of:=[.$H$9]*[.B17]" office:value-type="float" office:value="3835486.11817422" calcext:value-type="float">
            <text:p>3,835,486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712.455670617482" calcext:value-type="float">
            <text:p>712.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6712100.70680488" calcext:value-type="float">
            <text:p>6,712,101</text:p>
          </table:table-cell>
          <table:table-cell table:formula="of:=[.$H$9]*[.B18]" office:value-type="float" office:value="4027260.42408293" calcext:value-type="float">
            <text:p>4,027,260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733.410249165055" calcext:value-type="float">
            <text:p>733.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7047705.74214512" calcext:value-type="float">
            <text:p>7,047,706</text:p>
          </table:table-cell>
          <table:table-cell table:formula="of:=[.$H$9]*[.B19]" office:value-type="float" office:value="4228623.44528707" calcext:value-type="float">
            <text:p>4,228,62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754.98113884638" calcext:value-type="float">
            <text:p>755.0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7400091.02925238" calcext:value-type="float">
            <text:p>7,400,091</text:p>
          </table:table-cell>
          <table:table-cell table:formula="of:=[.$H$9]*[.B20]" office:value-type="float" office:value="4440054.61755143" calcext:value-type="float">
            <text:p>4,440,05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777.186466459509" calcext:value-type="float">
            <text:p>777.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7770095.580715" calcext:value-type="float">
            <text:p>7,770,096</text:p>
          </table:table-cell>
          <table:table-cell table:formula="of:=[.$H$9]*[.B21]" office:value-type="float" office:value="4662057.348429" calcext:value-type="float">
            <text:p>4,662,057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800.044891943612" calcext:value-type="float">
            <text:p>800.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8741357.52830437" calcext:value-type="float">
            <text:p>8,741,358</text:p>
          </table:table-cell>
          <table:table-cell table:formula="of:=[.$H$9]*[.B22]" office:value-type="float" office:value="5244814.51698263" calcext:value-type="float">
            <text:p>5,244,815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882.402454349572" calcext:value-type="float">
            <text:p>882.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9178425.40471959" calcext:value-type="float">
            <text:p>9,178,425</text:p>
          </table:table-cell>
          <table:table-cell table:formula="of:=[.$H$9]*[.B23]" office:value-type="float" office:value="5507055.24283176" calcext:value-type="float">
            <text:p>5,507,055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908.355467712795" calcext:value-type="float">
            <text:p>908.4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9637346.67495557" calcext:value-type="float">
            <text:p>9,637,347</text:p>
          </table:table-cell>
          <table:table-cell table:formula="of:=[.$H$9]*[.B24]" office:value-type="float" office:value="5782408.00497334" calcext:value-type="float">
            <text:p>5,782,408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935.071804998466" calcext:value-type="float">
            <text:p>935.1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0119214.0087034" calcext:value-type="float">
            <text:p>10,119,214</text:p>
          </table:table-cell>
          <table:table-cell table:formula="of:=[.$H$9]*[.B25]" office:value-type="float" office:value="6071528.40522201" calcext:value-type="float">
            <text:p>6,071,528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962.573916910185" calcext:value-type="float">
            <text:p>962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0625174.7091385" calcext:value-type="float">
            <text:p>10,625,175</text:p>
          </table:table-cell>
          <table:table-cell table:formula="of:=[.$H$9]*[.B26]" office:value-type="float" office:value="6375104.82548311" calcext:value-type="float">
            <text:p>6,375,105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990.884914466367" calcext:value-type="float">
            <text:p>990.9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1953321.5477808" calcext:value-type="float">
            <text:p>11,953,322</text:p>
          </table:table-cell>
          <table:table-cell table:formula="of:=[.$H$9]*[.B27]" office:value-type="float" office:value="7171992.9286685" calcext:value-type="float">
            <text:p>7,171,99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092.88777330849" calcext:value-type="float">
            <text:p>1092.9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2550987.6251699" calcext:value-type="float">
            <text:p>12,550,988</text:p>
          </table:table-cell>
          <table:table-cell table:formula="of:=[.$H$9]*[.B28]" office:value-type="float" office:value="7530592.57510193" calcext:value-type="float">
            <text:p>7,530,593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125.03153134698" calcext:value-type="float">
            <text:p>1125.0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13178537.0064284" calcext:value-type="float">
            <text:p>13,178,537</text:p>
          </table:table-cell>
          <table:table-cell table:formula="of:=[.$H$9]*[.B29]" office:value-type="float" office:value="7907122.20385702" calcext:value-type="float">
            <text:p>7,907,122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158.12069403365" calcext:value-type="float">
            <text:p>1158.1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13837463.8567498" calcext:value-type="float">
            <text:p>13,837,464</text:p>
          </table:table-cell>
          <table:table-cell table:formula="of:=[.$H$9]*[.B30]" office:value-type="float" office:value="8302478.31404988" calcext:value-type="float">
            <text:p>8,302,478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192.18306738759" calcext:value-type="float">
            <text:p>1192.2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14529337.0495873" calcext:value-type="float">
            <text:p>14,529,337</text:p>
          </table:table-cell>
          <table:table-cell table:formula="of:=[.$H$9]*[.B31]" office:value-type="float" office:value="8717602.22975237" calcext:value-type="float">
            <text:p>8,717,602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227.24727525193" calcext:value-type="float">
            <text:p>1227.2</text:p>
          </table:table-cell>
          <table:table-cell table:formula="of:=SUM([.E2:.E31])" office:value-type="float" office:value="21754.7973884569" calcext:value-type="float">
            <text:p>21754.797388456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16345504.1807857" calcext:value-type="float">
            <text:p>16,345,504</text:p>
          </table:table-cell>
          <table:table-cell table:formula="of:=[.$H$9]*[.B32]" office:value-type="float" office:value="9807302.50847142" calcext:value-type="float">
            <text:p>9,807,303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353.58155358668" calcext:value-type="float">
            <text:p>1353.6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17162779.389825" calcext:value-type="float">
            <text:p>17,162,779</text:p>
          </table:table-cell>
          <table:table-cell table:formula="of:=[.$H$9]*[.B33]" office:value-type="float" office:value="10297667.633895" calcext:value-type="float">
            <text:p>10,297,668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393.392775751" calcext:value-type="float">
            <text:p>1393.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18020918.3593162" calcext:value-type="float">
            <text:p>18,020,918</text:p>
          </table:table-cell>
          <table:table-cell table:formula="of:=[.$H$9]*[.B34]" office:value-type="float" office:value="10812551.0155897" calcext:value-type="float">
            <text:p>10,812,551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434.37491621426" calcext:value-type="float">
            <text:p>1434.4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18921964.277282" calcext:value-type="float">
            <text:p>18,921,964</text:p>
          </table:table-cell>
          <table:table-cell table:formula="of:=[.$H$9]*[.B35]" office:value-type="float" office:value="11353178.5663692" calcext:value-type="float">
            <text:p>11,353,179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476.56241374998" calcext:value-type="float">
            <text:p>1476.6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9868062.4911461" calcext:value-type="float">
            <text:p>19,868,062</text:p>
          </table:table-cell>
          <table:table-cell table:formula="of:=[.$H$9]*[.B36]" office:value-type="float" office:value="11920837.4946877" calcext:value-type="float">
            <text:p>11,920,837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519.99072003674" calcext:value-type="float">
            <text:p>1520.0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0861465.6157034" calcext:value-type="float">
            <text:p>20,861,466</text:p>
          </table:table-cell>
          <table:table-cell table:formula="of:=[.$H$9]*[.B37]" office:value-type="float" office:value="12516879.3694221" calcext:value-type="float">
            <text:p>12,516,879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564.69632944958" calcext:value-type="float">
            <text:p>1564.7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23469148.8176664" calcext:value-type="float">
            <text:p>23,469,149</text:p>
          </table:table-cell>
          <table:table-cell table:formula="of:=[.$H$9]*[.B38]" office:value-type="float" office:value="14081489.2905998" calcext:value-type="float">
            <text:p>14,081,48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725.76801042234" calcext:value-type="float">
            <text:p>1725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24642606.2585497" calcext:value-type="float">
            <text:p>24,642,606</text:p>
          </table:table-cell>
          <table:table-cell table:formula="of:=[.$H$9]*[.B39]" office:value-type="float" office:value="14785563.7551298" calcext:value-type="float">
            <text:p>14,785,564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776.52589308182" calcext:value-type="float">
            <text:p>1776.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25874736.5714772" calcext:value-type="float">
            <text:p>25,874,737</text:p>
          </table:table-cell>
          <table:table-cell table:formula="of:=[.$H$9]*[.B40]" office:value-type="float" office:value="15524841.9428863" calcext:value-type="float">
            <text:p>15,524,842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828.77665464305" calcext:value-type="float">
            <text:p>1828.8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27168473.400051" calcext:value-type="float">
            <text:p>27,168,473</text:p>
          </table:table-cell>
          <table:table-cell table:formula="of:=[.$H$9]*[.B41]" office:value-type="float" office:value="16301084.0400306" calcext:value-type="float">
            <text:p>16,301,084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882.56420330902" calcext:value-type="float">
            <text:p>1882.6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5"/>
          <table:table-cell table:formula="of:=SUM([.E2:.E41])" office:value-type="float" office:value="37711.0308587013" calcext:value-type="float">
            <text:p>37711.0</text:p>
          </table:table-cell>
          <table:table-cell table:number-columns-repeated="3"/>
        </table:table-row>
      </table:table>
      <table:table table:name="Working at 80k (basic employee)" table:style-name="ta1">
        <office:forms form:automatic-focus="false" form:apply-design-mode="false"/>
        <table:table-column table:style-name="co1" table:number-columns-repeated="1024" table:default-cell-style-name="ce15"/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Number of plans changed in 1 year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years of 80k hour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Number of lives saved by one plan changed </text:p>
          </table:table-cell>
          <table:table-cell table:formula="of:=148*1.5" office:value-type="float" office:value="222" calcext:value-type="float">
            <text:p>222</text:p>
          </table:table-cell>
          <table:table-cell office:value-type="string" calcext:value-type="string">
            <text:p>assuming everyone took the 10% pledge and are atleast like me</text:p>
          </table:table-cell>
          <table:table-cell/>
          <table:table-cell office:value-type="string" calcext:value-type="string">
            <text:p>Number of plans change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yea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otal lives saved</text:p>
          </table:table-cell>
          <table:table-cell table:formula="of:=[.B4]*[.B3]" office:value-type="float" office:value="101454" calcext:value-type="float">
            <text:p>101454</text:p>
          </table:table-cell>
          <table:table-cell office:value-type="string" calcext:value-type="string">
            <text:p>lives per year</text:p>
          </table:table-cell>
          <table:table-cell/>
          <table:table-cell office:value-type="string" calcext:value-type="string">
            <text:p>Number of lives saved by one 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 lower limi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% attributed to 80k</text:p>
          </table:table-cell>
          <table:table-cell table:style-name="ce17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Cost of one lif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otal lives saved by 80k and donors</text:p>
          </table:table-cell>
          <table:table-cell table:formula="of:=[.B6]*[.B5]" office:value-type="float" office:value="20290.8" calcext:value-type="float">
            <text:p>20290.8</text:p>
          </table:table-cell>
          <table:table-cell table:number-columns-repeated="2"/>
          <table:table-cell office:value-type="string" calcext:value-type="string">
            <text:p>percentage of success devoted to 80k</text:p>
          </table:table-cell>
          <table:table-cell table:style-name="ce17" office:value-type="percentage" office:value="0.2" calcext:value-type="percentage">
            <text:p>20.00%</text:p>
          </table:table-cell>
          <table:table-cell table:style-name="ce17" office:value-type="percentage" office:value="0.3" calcext:value-type="percentage">
            <text:p>30.00%</text:p>
          </table:table-cell>
          <table:table-cell table:number-columns-repeated="6"/>
          <table:table-cell office:value-type="string" calcext:value-type="string">
            <text:p>Contribution of each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% lives saved by 80k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based on givewell estimate here</text:p>
          </table:table-cell>
          <table:table-cell/>
          <table:table-cell office:value-type="string" calcext:value-type="string">
            <text:p>percentage of success devoted to <text:s/>staffs</text:p>
          </table:table-cell>
          <table:table-cell table:style-name="ce17" table:number-columns-repeated="2"/>
          <table:table-cell/>
          <table:table-cell office:value-type="string" calcext:value-type="string">
            <text:p>Co-founder</text:p>
          </table:table-cell>
          <table:table-cell office:value-type="float" office:value="2" calcext:value-type="float">
            <text:p>2</text:p>
          </table:table-cell>
          <table:table-cell table:style-name="ce17" office:value-type="percentage" office:value="1" calcext:value-type="percentage">
            <text:p>100.00%</text:p>
          </table:table-cell>
          <table:table-cell table:style-name="ce17" table:formula="of:=[.J8]*[.K8]" office:value-type="percentage" office:value="2" calcext:value-type="percentage">
            <text:p>200.00%</text:p>
          </table:table-cell>
          <table:table-cell office:value-type="string" calcext:value-type="string">
            <text:p>x</text:p>
          </table:table-cell>
          <table:table-cell table:style-name="ce17" table:formula="of:= [.K8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lives saved by 80k</text:p>
          </table:table-cell>
          <table:table-cell table:formula="of:=[.B8]*[.B7]" office:value-type="float" office:value="8116.32" calcext:value-type="float">
            <text:p>8116.32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employees 80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re team </text:p>
          </table:table-cell>
          <table:table-cell office:value-type="float" office:value="6" calcext:value-type="float">
            <text:p>6</text:p>
          </table:table-cell>
          <table:table-cell table:style-name="ce17" office:value-type="percentage" office:value="1" calcext:value-type="percentage">
            <text:p>100.00%</text:p>
          </table:table-cell>
          <table:table-cell table:style-name="ce17" table:formula="of:=[.J9]*[.K9]" office:value-type="percentage" office:value="6" calcext:value-type="percentage">
            <text:p>600.00%</text:p>
          </table:table-cell>
          <table:table-cell office:value-type="string" calcext:value-type="string">
            <text:p>x</text:p>
          </table:table-cell>
          <table:table-cell table:style-name="ce17" table:formula="of:= [.K9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% attributed to me</text:p>
          </table:table-cell>
          <table:table-cell table:style-name="ce17" table:formula="of:=[.N10]" office:value-type="percentage" office:value="0.0117647058823529" calcext:value-type="percentage">
            <text:p>1.18%</text:p>
          </table:table-cell>
          <table:table-cell table:number-columns-repeated="6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table:formula="of:=[.J10]*[.K10]" office:value-type="percentage" office:value="0.1" calcext:value-type="percentage">
            <text:p>10.00%</text:p>
          </table:table-cell>
          <table:table-cell office:value-type="string" calcext:value-type="string">
            <text:p>x</text:p>
          </table:table-cell>
          <table:table-cell table:style-name="ce17" table:formula="of:= [.K10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total lives saved by me</text:p>
          </table:table-cell>
          <table:table-cell table:formula="of:=[.B10]*[.B9]" office:value-type="float" office:value="95.4861176470588" calcext:value-type="float">
            <text:p>95.4861176471</text:p>
          </table:table-cell>
          <table:table-cell office:value-type="string" calcext:value-type="string">
            <text:p>per year</text:p>
          </table:table-cell>
          <table:table-cell table:number-columns-repeated="5"/>
          <table:table-cell table:style-name="Default" office:value-type="string" calcext:value-type="string">
            <text:p>management</text:p>
          </table:table-cell>
          <table:table-cell office:value-type="float" office:value="4" calcext:value-type="float">
            <text:p>4</text:p>
          </table:table-cell>
          <table:table-cell table:style-name="ce17" office:value-type="percentage" office:value="0.1" calcext:value-type="percentage">
            <text:p>10.00%</text:p>
          </table:table-cell>
          <table:table-cell table:style-name="ce17" table:formula="of:=[.J11]*[.K11]" office:value-type="percentage" office:value="0.4" calcext:value-type="percentage">
            <text:p>40.00%</text:p>
          </table:table-cell>
          <table:table-cell office:value-type="string" calcext:value-type="string">
            <text:p>x</text:p>
          </table:table-cell>
          <table:table-cell table:style-name="ce17" table:formula="of:= [.K11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%contributed by me as my job is replacible</text:p>
          </table:table-cell>
          <table:table-cell table:style-name="ce17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without discount</text:p>
          </table:table-cell>
          <table:table-cell office:value-type="string" calcext:value-type="string">
            <text:p>with discount</text:p>
          </table:table-cell>
          <table:table-cell table:number-columns-repeated="5"/>
          <table:table-cell table:style-name="Default"/>
          <table:table-cell table:style-name="ce18" table:formula="of:=SUM([.N8:.N11])" office:value-type="percentage" office:value="0.258823529411765" calcext:value-type="percentage">
            <text:p>25.88%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total lives saved</text:p>
          </table:table-cell>
          <table:table-cell table:style-name="Default" table:formula="of:=[.B12]*[.B11]" office:value-type="float" office:value="9.54861176470588" calcext:value-type="float">
            <text:p>9.548611764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Total number of lives saved </text:p>
          </table:table-cell>
          <table:table-cell table:formula="of:=[.F4]*[.F5]" office:value-type="float" office:value="137100" calcext:value-type="float">
            <text:p>137100</text:p>
          </table:table-cell>
          <table:table-cell table:formula="of:=[.F4]*[.F5]" office:value-type="float" office:value="137100" calcext:value-type="float">
            <text:p>13710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Money equivalent of donation</text:p>
          </table:table-cell>
          <table:table-cell table:style-name="ce16" table:formula="of:=[.B13]*4000" office:value-type="float" office:value="38194.4470588235" calcext:value-type="float">
            <text:p>38,194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per year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mpounding it over 40 years</text:p>
          </table:table-cell>
          <table:table-cell table:style-name="ce11" table:formula="of:=['Working at 80k compounding'.E42]" office:value-type="float" office:value="1557.4850677968" calcext:value-type="float">
            <text:p>1557.5</text:p>
          </table:table-cell>
          <table:table-cell office:value-type="string" calcext:value-type="string">
            <text:p>lives saved in total</text:p>
          </table:table-cell>
          <table:table-cell/>
          <table:table-cell office:value-type="string" calcext:value-type="string">
            <text:p>per year per person</text:p>
          </table:table-cell>
          <table:table-cell table:number-columns-repeated="7"/>
          <table:table-cell table:style-name="Default" office:value-type="string" calcext:value-type="string">
            <text:p>x=</text:p>
          </table:table-cell>
          <table:table-cell table:formula="of:=1/SUM([.L8:.L11])" office:value-type="float" office:value="0.117647058823529" calcext:value-type="float">
            <text:p>0.1176470588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In 40 years per person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ing at 80k compounding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3" table:default-cell-style-name="ce16"/>
        <table:table-column table:style-name="co1" table:default-cell-style-name="ce11"/>
        <table:table-column table:style-name="co1" table:number-columns-repeated="3" table:default-cell-style-name="ce1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1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000" calcext:value-type="float">
            <text:p>95,000</text:p>
          </table:table-cell>
          <table:table-cell table:formula="of:=[.$H$9]*[.B2]" office:value-type="float" office:value="95000" calcext:value-type="float">
            <text:p>95,000</text:p>
          </table:table-cell>
          <table:table-cell table:style-name="ce15" office:value-type="float" office:value="4000" calcext:value-type="float">
            <text:p>4000</text:p>
          </table:table-cell>
          <table:table-cell table:formula="of:=[.C2]/[.D2]" office:value-type="float" office:value="23.75" calcext:value-type="float">
            <text:p>23.8</text:p>
          </table:table-cell>
          <table:table-cell table:formula="of:=SUM([.E2])" office:value-type="float" office:value="23.75" calcext:value-type="float">
            <text:p>23.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96900" calcext:value-type="float">
            <text:p>96,900</text:p>
          </table:table-cell>
          <table:table-cell table:formula="of:=[.$H$9]*[.B3]" office:value-type="float" office:value="96900" calcext:value-type="float">
            <text:p>96,900</text:p>
          </table:table-cell>
          <table:table-cell table:formula="of:=[.D2]*(1+[.$H$5])^(1)" office:value-type="float" office:value="4040" calcext:value-type="float">
            <text:p>4,040</text:p>
          </table:table-cell>
          <table:table-cell table:formula="of:=[.C3]/[.D3]" office:value-type="float" office:value="23.9851485148515" calcext:value-type="float">
            <text:p>24.0</text:p>
          </table:table-cell>
          <table:table-cell table:formula="of:=SUM([.E$2:.E3])" office:value-type="float" office:value="47.7351485148515" calcext:value-type="float">
            <text:p>47.735148514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98838" calcext:value-type="float">
            <text:p>98,838</text:p>
          </table:table-cell>
          <table:table-cell table:formula="of:=[.$H$9]*[.B4]" office:value-type="float" office:value="98838" calcext:value-type="float">
            <text:p>98,838</text:p>
          </table:table-cell>
          <table:table-cell table:formula="of:=[.D3]*(1+[.$H$5])^(1)" office:value-type="float" office:value="4080.4" calcext:value-type="float">
            <text:p>4,080</text:p>
          </table:table-cell>
          <table:table-cell table:formula="of:=[.C4]/[.D4]" office:value-type="float" office:value="24.2226252328203" calcext:value-type="float">
            <text:p>24.2</text:p>
          </table:table-cell>
          <table:table-cell table:formula="of:=SUM([.E$2:.E4])" office:value-type="float" office:value="71.9577737476718" calcext:value-type="float">
            <text:p>71.9577737477</text:p>
          </table:table-cell>
          <table:table-cell office:value-type="string" calcext:value-type="string">
            <text:p>interest</text:p>
          </table:table-cell>
          <table:table-cell table:style-name="ce17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00814.76" calcext:value-type="float">
            <text:p>100,815</text:p>
          </table:table-cell>
          <table:table-cell table:formula="of:=[.$H$9]*[.B5]" office:value-type="float" office:value="100814.76" calcext:value-type="float">
            <text:p>100,815</text:p>
          </table:table-cell>
          <table:table-cell table:formula="of:=[.D4]*(1+[.$H$5])^(1)" office:value-type="float" office:value="4121.204" calcext:value-type="float">
            <text:p>4,121</text:p>
          </table:table-cell>
          <table:table-cell table:formula="of:=[.C5]/[.D5]" office:value-type="float" office:value="24.4624532054225" calcext:value-type="float">
            <text:p>24.5</text:p>
          </table:table-cell>
          <table:table-cell table:formula="of:=SUM([.E$2:.E5])" office:value-type="float" office:value="96.4202269530943" calcext:value-type="float">
            <text:p>96.4202269531</text:p>
          </table:table-cell>
          <table:table-cell office:value-type="string" calcext:value-type="string">
            <text:p>inflation</text:p>
          </table:table-cell>
          <table:table-cell table:style-name="ce17" office:value-type="percentage" office:value="0.01" calcext:value-type="percentage">
            <text:p>1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02831.0552" calcext:value-type="float">
            <text:p>102,831</text:p>
          </table:table-cell>
          <table:table-cell table:formula="of:=[.$H$9]*[.B6]" office:value-type="float" office:value="102831.0552" calcext:value-type="float">
            <text:p>102,831</text:p>
          </table:table-cell>
          <table:table-cell table:formula="of:=[.D5]*(1+[.$H$5])^(1)" office:value-type="float" office:value="4162.41604" calcext:value-type="float">
            <text:p>4,162</text:p>
          </table:table-cell>
          <table:table-cell table:formula="of:=[.C6]/[.D6]" office:value-type="float" office:value="24.7046557124069" calcext:value-type="float">
            <text:p>24.7</text:p>
          </table:table-cell>
          <table:table-cell table:formula="of:=SUM([.E$2:.E6])" office:value-type="float" office:value="121.124882665501" calcext:value-type="float">
            <text:p>121.1248826655</text:p>
          </table:table-cell>
          <table:table-cell table:number-columns-repeated="2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6]*(1+[.$H$7])^(1)" office:value-type="float" office:value="113114.16072" calcext:value-type="float">
            <text:p>113,114</text:p>
          </table:table-cell>
          <table:table-cell table:formula="of:=[.$H$9]*[.B7]" office:value-type="float" office:value="113114.16072" calcext:value-type="float">
            <text:p>113,114</text:p>
          </table:table-cell>
          <table:table-cell table:formula="of:=[.D6]*(1+[.$H$5])^(1)" office:value-type="float" office:value="4204.0402004" calcext:value-type="float">
            <text:p>4,204</text:p>
          </table:table-cell>
          <table:table-cell table:formula="of:=[.C7]/[.D7]" office:value-type="float" office:value="26.9060606768788" calcext:value-type="float">
            <text:p>26.9</text:p>
          </table:table-cell>
          <table:table-cell table:formula="of:=SUM([.E$2:.E7])" office:value-type="float" office:value="148.03094334238" calcext:value-type="float">
            <text:p>148.0309433424</text:p>
          </table:table-cell>
          <table:table-cell office:value-type="string" calcext:value-type="string">
            <text:p>every5 year interest</text:p>
          </table:table-cell>
          <table:table-cell table:style-name="ce17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15376.4439344" calcext:value-type="float">
            <text:p>115,376</text:p>
          </table:table-cell>
          <table:table-cell table:formula="of:=[.$H$9]*[.B8]" office:value-type="float" office:value="115376.4439344" calcext:value-type="float">
            <text:p>115,376</text:p>
          </table:table-cell>
          <table:table-cell table:formula="of:=[.D7]*(1+[.$H$5])^(1)" office:value-type="float" office:value="4246.080602404" calcext:value-type="float">
            <text:p>4,246</text:p>
          </table:table-cell>
          <table:table-cell table:formula="of:=[.C8]/[.D8]" office:value-type="float" office:value="27.1724573172439" calcext:value-type="float">
            <text:p>27.2</text:p>
          </table:table-cell>
          <table:table-cell table:formula="of:=SUM([.E$2:.E8])" office:value-type="float" office:value="175.203400659624" calcext:value-type="float">
            <text:p>175.2034006596</text:p>
          </table:table-cell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8]*(1+[.$H$4])^(1)" office:value-type="float" office:value="117683.972813088" calcext:value-type="float">
            <text:p>117,684</text:p>
          </table:table-cell>
          <table:table-cell table:formula="of:=[.$H$9]*[.B9]" office:value-type="float" office:value="117683.972813088" calcext:value-type="float">
            <text:p>117,684</text:p>
          </table:table-cell>
          <table:table-cell table:formula="of:=[.D8]*(1+[.$H$5])^(1)" office:value-type="float" office:value="4288.54140842804" calcext:value-type="float">
            <text:p>4,289</text:p>
          </table:table-cell>
          <table:table-cell table:formula="of:=[.C9]/[.D9]" office:value-type="float" office:value="27.4414915481077" calcext:value-type="float">
            <text:p>27.4</text:p>
          </table:table-cell>
          <table:table-cell table:formula="of:=SUM([.E$2:.E9])" office:value-type="float" office:value="202.644892207732" calcext:value-type="float">
            <text:p>202.6448922077</text:p>
          </table:table-cell>
          <table:table-cell office:value-type="string" calcext:value-type="string">
            <text:p>percentage of income</text:p>
          </table:table-cell>
          <table:table-cell table:style-name="ce17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20037.65226935" calcext:value-type="float">
            <text:p>120,038</text:p>
          </table:table-cell>
          <table:table-cell table:formula="of:=[.$H$9]*[.B10]" office:value-type="float" office:value="120037.65226935" calcext:value-type="float">
            <text:p>120,038</text:p>
          </table:table-cell>
          <table:table-cell table:formula="of:=[.D9]*(1+[.$H$5])^(1)" office:value-type="float" office:value="4331.42682251232" calcext:value-type="float">
            <text:p>4,331</text:p>
          </table:table-cell>
          <table:table-cell table:formula="of:=[.C10]/[.D10]" office:value-type="float" office:value="27.7131894842276" calcext:value-type="float">
            <text:p>27.7</text:p>
          </table:table-cell>
          <table:table-cell table:formula="of:=SUM([.E$2:.E10])" office:value-type="float" office:value="230.358081691959" calcext:value-type="float">
            <text:p>230.35808169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22438.405314737" calcext:value-type="float">
            <text:p>122,438</text:p>
          </table:table-cell>
          <table:table-cell table:formula="of:=[.$H$9]*[.B11]" office:value-type="float" office:value="122438.405314737" calcext:value-type="float">
            <text:p>122,438</text:p>
          </table:table-cell>
          <table:table-cell table:formula="of:=[.D10]*(1+[.$H$5])^(1)" office:value-type="float" office:value="4374.74109073744" calcext:value-type="float">
            <text:p>4,375</text:p>
          </table:table-cell>
          <table:table-cell table:formula="of:=[.C11]/[.D11]" office:value-type="float" office:value="27.9875774989229" calcext:value-type="float">
            <text:p>28.0</text:p>
          </table:table-cell>
          <table:table-cell table:formula="of:=SUM([.E$2:.E11])" office:value-type="float" office:value="258.345659190882" calcext:value-type="float">
            <text:p>258.345659190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134682.24584621" calcext:value-type="float">
            <text:p>134,682</text:p>
          </table:table-cell>
          <table:table-cell table:formula="of:=[.$H$9]*[.B12]" office:value-type="float" office:value="134682.24584621" calcext:value-type="float">
            <text:p>134,682</text:p>
          </table:table-cell>
          <table:table-cell table:formula="of:=[.D11]*(1+[.$H$5])^(1)" office:value-type="float" office:value="4418.48850164482" calcext:value-type="float">
            <text:p>4,418</text:p>
          </table:table-cell>
          <table:table-cell table:formula="of:=[.C12]/[.D12]" office:value-type="float" office:value="30.4815200483319" calcext:value-type="float">
            <text:p>30.5</text:p>
          </table:table-cell>
          <table:table-cell table:formula="of:=SUM([.E$2:.E12])" office:value-type="float" office:value="288.827179239214" calcext:value-type="float">
            <text:p>288.827179239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137375.890763135" calcext:value-type="float">
            <text:p>137,376</text:p>
          </table:table-cell>
          <table:table-cell table:formula="of:=[.$H$9]*[.B13]" office:value-type="float" office:value="137375.890763135" calcext:value-type="float">
            <text:p>137,376</text:p>
          </table:table-cell>
          <table:table-cell table:formula="of:=[.D12]*(1+[.$H$5])^(1)" office:value-type="float" office:value="4462.67338666127" calcext:value-type="float">
            <text:p>4,463</text:p>
          </table:table-cell>
          <table:table-cell table:formula="of:=[.C13]/[.D13]" office:value-type="float" office:value="30.7833172765332" calcext:value-type="float">
            <text:p>30.8</text:p>
          </table:table-cell>
          <table:table-cell table:formula="of:=SUM([.E$2:.E13])" office:value-type="float" office:value="319.610496515747" calcext:value-type="float">
            <text:p>319.6104965157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140123.408578397" calcext:value-type="float">
            <text:p>140,123</text:p>
          </table:table-cell>
          <table:table-cell table:formula="of:=[.$H$9]*[.B14]" office:value-type="float" office:value="140123.408578397" calcext:value-type="float">
            <text:p>140,123</text:p>
          </table:table-cell>
          <table:table-cell table:formula="of:=[.D13]*(1+[.$H$5])^(1)" office:value-type="float" office:value="4507.30012052788" calcext:value-type="float">
            <text:p>4,507</text:p>
          </table:table-cell>
          <table:table-cell table:formula="of:=[.C14]/[.D14]" office:value-type="float" office:value="31.0881025961028" calcext:value-type="float">
            <text:p>31.1</text:p>
          </table:table-cell>
          <table:table-cell table:formula="of:=SUM([.E$2:.E14])" office:value-type="float" office:value="350.69859911185" calcext:value-type="float">
            <text:p>350.6985991119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42925.876749965" calcext:value-type="float">
            <text:p>142,926</text:p>
          </table:table-cell>
          <table:table-cell table:formula="of:=[.$H$9]*[.B15]" office:value-type="float" office:value="142925.876749965" calcext:value-type="float">
            <text:p>142,926</text:p>
          </table:table-cell>
          <table:table-cell table:formula="of:=[.D14]*(1+[.$H$5])^(1)" office:value-type="float" office:value="4552.37312173316" calcext:value-type="float">
            <text:p>4,552</text:p>
          </table:table-cell>
          <table:table-cell table:formula="of:=[.C15]/[.D15]" office:value-type="float" office:value="31.3959055921038" calcext:value-type="float">
            <text:p>31.4</text:p>
          </table:table-cell>
          <table:table-cell table:formula="of:=SUM([.E$2:.E15])" office:value-type="float" office:value="382.094504703954" calcext:value-type="float">
            <text:p>382.09450470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45784.394284965" calcext:value-type="float">
            <text:p>145,784</text:p>
          </table:table-cell>
          <table:table-cell table:formula="of:=[.$H$9]*[.B16]" office:value-type="float" office:value="145784.394284965" calcext:value-type="float">
            <text:p>145,784</text:p>
          </table:table-cell>
          <table:table-cell table:formula="of:=[.D15]*(1+[.$H$5])^(1)" office:value-type="float" office:value="4597.89685295049" calcext:value-type="float">
            <text:p>4,598</text:p>
          </table:table-cell>
          <table:table-cell table:formula="of:=[.C16]/[.D16]" office:value-type="float" office:value="31.7067561425207" calcext:value-type="float">
            <text:p>31.7</text:p>
          </table:table-cell>
          <table:table-cell table:formula="of:=SUM([.E$2:.E16])" office:value-type="float" office:value="413.801260846475" calcext:value-type="float">
            <text:p>413.801260846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60362.833713461" calcext:value-type="float">
            <text:p>160,363</text:p>
          </table:table-cell>
          <table:table-cell table:formula="of:=[.$H$9]*[.B17]" office:value-type="float" office:value="160362.833713461" calcext:value-type="float">
            <text:p>160,363</text:p>
          </table:table-cell>
          <table:table-cell table:formula="of:=[.D16]*(1+[.$H$5])^(1)" office:value-type="float" office:value="4643.87582147999" calcext:value-type="float">
            <text:p>4,644</text:p>
          </table:table-cell>
          <table:table-cell table:formula="of:=[.C17]/[.D17]" office:value-type="float" office:value="34.5321106502701" calcext:value-type="float">
            <text:p>34.5</text:p>
          </table:table-cell>
          <table:table-cell table:formula="of:=SUM([.E$2:.E17])" office:value-type="float" office:value="448.333371496745" calcext:value-type="float">
            <text:p>448.3333714967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63570.09038773" calcext:value-type="float">
            <text:p>163,570</text:p>
          </table:table-cell>
          <table:table-cell table:formula="of:=[.$H$9]*[.B18]" office:value-type="float" office:value="163570.09038773" calcext:value-type="float">
            <text:p>163,570</text:p>
          </table:table-cell>
          <table:table-cell table:formula="of:=[.D17]*(1+[.$H$5])^(1)" office:value-type="float" office:value="4690.31457969479" calcext:value-type="float">
            <text:p>4,690</text:p>
          </table:table-cell>
          <table:table-cell table:formula="of:=[.C18]/[.D18]" office:value-type="float" office:value="34.8740127359163" calcext:value-type="float">
            <text:p>34.9</text:p>
          </table:table-cell>
          <table:table-cell table:formula="of:=SUM([.E$2:.E18])" office:value-type="float" office:value="483.207384232661" calcext:value-type="float">
            <text:p>483.207384232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66841.492195485" calcext:value-type="float">
            <text:p>166,841</text:p>
          </table:table-cell>
          <table:table-cell table:formula="of:=[.$H$9]*[.B19]" office:value-type="float" office:value="166841.492195485" calcext:value-type="float">
            <text:p>166,841</text:p>
          </table:table-cell>
          <table:table-cell table:formula="of:=[.D18]*(1+[.$H$5])^(1)" office:value-type="float" office:value="4737.21772549174" calcext:value-type="float">
            <text:p>4,737</text:p>
          </table:table-cell>
          <table:table-cell table:formula="of:=[.C19]/[.D19]" office:value-type="float" office:value="35.2192999907274" calcext:value-type="float">
            <text:p>35.2</text:p>
          </table:table-cell>
          <table:table-cell table:formula="of:=SUM([.E$2:.E19])" office:value-type="float" office:value="518.426684223388" calcext:value-type="float">
            <text:p>518.426684223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70178.322039395" calcext:value-type="float">
            <text:p>170,178</text:p>
          </table:table-cell>
          <table:table-cell table:formula="of:=[.$H$9]*[.B20]" office:value-type="float" office:value="170178.322039395" calcext:value-type="float">
            <text:p>170,178</text:p>
          </table:table-cell>
          <table:table-cell table:formula="of:=[.D19]*(1+[.$H$5])^(1)" office:value-type="float" office:value="4784.58990274666" calcext:value-type="float">
            <text:p>4,785</text:p>
          </table:table-cell>
          <table:table-cell table:formula="of:=[.C20]/[.D20]" office:value-type="float" office:value="35.5680059312296" calcext:value-type="float">
            <text:p>35.6</text:p>
          </table:table-cell>
          <table:table-cell table:formula="of:=SUM([.E$2:.E20])" office:value-type="float" office:value="553.994690154618" calcext:value-type="float">
            <text:p>553.994690154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73581.888480183" calcext:value-type="float">
            <text:p>173,582</text:p>
          </table:table-cell>
          <table:table-cell table:formula="of:=[.$H$9]*[.B21]" office:value-type="float" office:value="173581.888480183" calcext:value-type="float">
            <text:p>173,582</text:p>
          </table:table-cell>
          <table:table-cell table:formula="of:=[.D20]*(1+[.$H$5])^(1)" office:value-type="float" office:value="4832.43580177413" calcext:value-type="float">
            <text:p>4,832</text:p>
          </table:table-cell>
          <table:table-cell table:formula="of:=[.C21]/[.D21]" office:value-type="float" office:value="35.9201644057963" calcext:value-type="float">
            <text:p>35.9</text:p>
          </table:table-cell>
          <table:table-cell table:formula="of:=SUM([.E$2:.E21])" office:value-type="float" office:value="589.914854560414" calcext:value-type="float">
            <text:p>589.9148545604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90940.077328201" calcext:value-type="float">
            <text:p>190,940</text:p>
          </table:table-cell>
          <table:table-cell table:formula="of:=[.$H$9]*[.B22]" office:value-type="float" office:value="190940.077328201" calcext:value-type="float">
            <text:p>190,940</text:p>
          </table:table-cell>
          <table:table-cell table:formula="of:=[.D21]*(1+[.$H$5])^(1)" office:value-type="float" office:value="4880.76015979187" calcext:value-type="float">
            <text:p>4,881</text:p>
          </table:table-cell>
          <table:table-cell table:formula="of:=[.C22]/[.D22]" office:value-type="float" office:value="39.1209711350257" calcext:value-type="float">
            <text:p>39.1</text:p>
          </table:table-cell>
          <table:table-cell table:formula="of:=SUM([.E$2:.E22])" office:value-type="float" office:value="629.03582569544" calcext:value-type="float">
            <text:p>629.0358256954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94758.878874765" calcext:value-type="float">
            <text:p>194,759</text:p>
          </table:table-cell>
          <table:table-cell table:formula="of:=[.$H$9]*[.B23]" office:value-type="float" office:value="194758.878874765" calcext:value-type="float">
            <text:p>194,759</text:p>
          </table:table-cell>
          <table:table-cell table:formula="of:=[.D22]*(1+[.$H$5])^(1)" office:value-type="float" office:value="4929.56776138979" calcext:value-type="float">
            <text:p>4,930</text:p>
          </table:table-cell>
          <table:table-cell table:formula="of:=[.C23]/[.D23]" office:value-type="float" office:value="39.5083074828972" calcext:value-type="float">
            <text:p>39.5</text:p>
          </table:table-cell>
          <table:table-cell table:formula="of:=SUM([.E$2:.E23])" office:value-type="float" office:value="668.544133178337" calcext:value-type="float">
            <text:p>668.544133178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98654.05645226" calcext:value-type="float">
            <text:p>198,654</text:p>
          </table:table-cell>
          <table:table-cell table:formula="of:=[.$H$9]*[.B24]" office:value-type="float" office:value="198654.05645226" calcext:value-type="float">
            <text:p>198,654</text:p>
          </table:table-cell>
          <table:table-cell table:formula="of:=[.D23]*(1+[.$H$5])^(1)" office:value-type="float" office:value="4978.86343900368" calcext:value-type="float">
            <text:p>4,979</text:p>
          </table:table-cell>
          <table:table-cell table:formula="of:=[.C24]/[.D24]" office:value-type="float" office:value="39.899478844114" calcext:value-type="float">
            <text:p>39.9</text:p>
          </table:table-cell>
          <table:table-cell table:formula="of:=SUM([.E$2:.E24])" office:value-type="float" office:value="708.443612022451" calcext:value-type="float">
            <text:p>708.443612022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202627.137581305" calcext:value-type="float">
            <text:p>202,627</text:p>
          </table:table-cell>
          <table:table-cell table:formula="of:=[.$H$9]*[.B25]" office:value-type="float" office:value="202627.137581305" calcext:value-type="float">
            <text:p>202,627</text:p>
          </table:table-cell>
          <table:table-cell table:formula="of:=[.D24]*(1+[.$H$5])^(1)" office:value-type="float" office:value="5028.65207339372" calcext:value-type="float">
            <text:p>5,029</text:p>
          </table:table-cell>
          <table:table-cell table:formula="of:=[.C25]/[.D25]" office:value-type="float" office:value="40.2945231891052" calcext:value-type="float">
            <text:p>40.3</text:p>
          </table:table-cell>
          <table:table-cell table:formula="of:=SUM([.E$2:.E25])" office:value-type="float" office:value="748.738135211557" calcext:value-type="float">
            <text:p>748.7381352116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206679.680332931" calcext:value-type="float">
            <text:p>206,680</text:p>
          </table:table-cell>
          <table:table-cell table:formula="of:=[.$H$9]*[.B26]" office:value-type="float" office:value="206679.680332931" calcext:value-type="float">
            <text:p>206,680</text:p>
          </table:table-cell>
          <table:table-cell table:formula="of:=[.D25]*(1+[.$H$5])^(1)" office:value-type="float" office:value="5078.93859412766" calcext:value-type="float">
            <text:p>5,079</text:p>
          </table:table-cell>
          <table:table-cell table:formula="of:=[.C26]/[.D26]" office:value-type="float" office:value="40.6934788642449" calcext:value-type="float">
            <text:p>40.7</text:p>
          </table:table-cell>
          <table:table-cell table:formula="of:=SUM([.E$2:.E26])" office:value-type="float" office:value="789.431614075801" calcext:value-type="float">
            <text:p>789.4316140758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227347.648366225" calcext:value-type="float">
            <text:p>227,348</text:p>
          </table:table-cell>
          <table:table-cell table:formula="of:=[.$H$9]*[.B27]" office:value-type="float" office:value="227347.648366225" calcext:value-type="float">
            <text:p>227,348</text:p>
          </table:table-cell>
          <table:table-cell table:formula="of:=[.D26]*(1+[.$H$5])^(1)" office:value-type="float" office:value="5129.72798006893" calcext:value-type="float">
            <text:p>5,130</text:p>
          </table:table-cell>
          <table:table-cell table:formula="of:=[.C27]/[.D27]" office:value-type="float" office:value="44.3196304462073" calcext:value-type="float">
            <text:p>44.3</text:p>
          </table:table-cell>
          <table:table-cell table:formula="of:=SUM([.E$2:.E27])" office:value-type="float" office:value="833.751244522009" calcext:value-type="float">
            <text:p>833.75124452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231894.601333549" calcext:value-type="float">
            <text:p>231,895</text:p>
          </table:table-cell>
          <table:table-cell table:formula="of:=[.$H$9]*[.B28]" office:value-type="float" office:value="231894.601333549" calcext:value-type="float">
            <text:p>231,895</text:p>
          </table:table-cell>
          <table:table-cell table:formula="of:=[.D27]*(1+[.$H$5])^(1)" office:value-type="float" office:value="5181.02525986962" calcext:value-type="float">
            <text:p>5,181</text:p>
          </table:table-cell>
          <table:table-cell table:formula="of:=[.C28]/[.D28]" office:value-type="float" office:value="44.758438668447" calcext:value-type="float">
            <text:p>44.8</text:p>
          </table:table-cell>
          <table:table-cell table:formula="of:=SUM([.E$2:.E28])" office:value-type="float" office:value="878.509683190456" calcext:value-type="float">
            <text:p>878.509683190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36532.49336022" calcext:value-type="float">
            <text:p>236,532</text:p>
          </table:table-cell>
          <table:table-cell table:formula="of:=[.$H$9]*[.B29]" office:value-type="float" office:value="236532.49336022" calcext:value-type="float">
            <text:p>236,532</text:p>
          </table:table-cell>
          <table:table-cell table:formula="of:=[.D28]*(1+[.$H$5])^(1)" office:value-type="float" office:value="5232.83551246832" calcext:value-type="float">
            <text:p>5,233</text:p>
          </table:table-cell>
          <table:table-cell table:formula="of:=[.C29]/[.D29]" office:value-type="float" office:value="45.2015915265504" calcext:value-type="float">
            <text:p>45.2</text:p>
          </table:table-cell>
          <table:table-cell table:formula="of:=SUM([.E$2:.E29])" office:value-type="float" office:value="923.711274717006" calcext:value-type="float">
            <text:p>923.711274717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41263.143227424" calcext:value-type="float">
            <text:p>241,263</text:p>
          </table:table-cell>
          <table:table-cell table:formula="of:=[.$H$9]*[.B30]" office:value-type="float" office:value="241263.143227424" calcext:value-type="float">
            <text:p>241,263</text:p>
          </table:table-cell>
          <table:table-cell table:formula="of:=[.D29]*(1+[.$H$5])^(1)" office:value-type="float" office:value="5285.163867593" calcext:value-type="float">
            <text:p>5,285</text:p>
          </table:table-cell>
          <table:table-cell table:formula="of:=[.C30]/[.D30]" office:value-type="float" office:value="45.6491320367143" calcext:value-type="float">
            <text:p>45.6</text:p>
          </table:table-cell>
          <table:table-cell table:formula="of:=SUM([.E$2:.E30])" office:value-type="float" office:value="969.36040675372" calcext:value-type="float">
            <text:p>969.3604067537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46088.406091973" calcext:value-type="float">
            <text:p>246,088</text:p>
          </table:table-cell>
          <table:table-cell table:formula="of:=[.$H$9]*[.B31]" office:value-type="float" office:value="246088.406091973" calcext:value-type="float">
            <text:p>246,088</text:p>
          </table:table-cell>
          <table:table-cell table:formula="of:=[.D30]*(1+[.$H$5])^(1)" office:value-type="float" office:value="5338.01550626893" calcext:value-type="float">
            <text:p>5,338</text:p>
          </table:table-cell>
          <table:table-cell table:formula="of:=[.C31]/[.D31]" office:value-type="float" office:value="46.1011036410382" calcext:value-type="float">
            <text:p>46.1</text:p>
          </table:table-cell>
          <table:table-cell table:formula="of:=SUM([.E$2:.E31])" office:value-type="float" office:value="1015.46151039476" calcext:value-type="float">
            <text:p>1015.4615103948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70697.24670117" calcext:value-type="float">
            <text:p>270,697</text:p>
          </table:table-cell>
          <table:table-cell table:formula="of:=[.$H$9]*[.B32]" office:value-type="float" office:value="270697.24670117" calcext:value-type="float">
            <text:p>270,697</text:p>
          </table:table-cell>
          <table:table-cell table:formula="of:=[.D31]*(1+[.$H$5])^(1)" office:value-type="float" office:value="5391.39566133162" calcext:value-type="float">
            <text:p>5,391</text:p>
          </table:table-cell>
          <table:table-cell table:formula="of:=[.C32]/[.D32]" office:value-type="float" office:value="50.2091227773683" calcext:value-type="float">
            <text:p>50.2</text:p>
          </table:table-cell>
          <table:table-cell table:formula="of:=SUM([.E$2:.E32])" office:value-type="float" office:value="1065.67063317213" calcext:value-type="float">
            <text:p>1065.6706331721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76111.191635194" calcext:value-type="float">
            <text:p>276,111</text:p>
          </table:table-cell>
          <table:table-cell table:formula="of:=[.$H$9]*[.B33]" office:value-type="float" office:value="276111.191635194" calcext:value-type="float">
            <text:p>276,111</text:p>
          </table:table-cell>
          <table:table-cell table:formula="of:=[.D32]*(1+[.$H$5])^(1)" office:value-type="float" office:value="5445.30961794494" calcext:value-type="float">
            <text:p>5,445</text:p>
          </table:table-cell>
          <table:table-cell table:formula="of:=[.C33]/[.D33]" office:value-type="float" office:value="50.706242804867" calcext:value-type="float">
            <text:p>50.7</text:p>
          </table:table-cell>
          <table:table-cell table:formula="of:=SUM([.E$2:.E33])" office:value-type="float" office:value="1116.37687597699" calcext:value-type="float">
            <text:p>1116.376875977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81633.415467898" calcext:value-type="float">
            <text:p>281,633</text:p>
          </table:table-cell>
          <table:table-cell table:formula="of:=[.$H$9]*[.B34]" office:value-type="float" office:value="281633.415467898" calcext:value-type="float">
            <text:p>281,633</text:p>
          </table:table-cell>
          <table:table-cell table:formula="of:=[.D33]*(1+[.$H$5])^(1)" office:value-type="float" office:value="5499.76271412439" calcext:value-type="float">
            <text:p>5,500</text:p>
          </table:table-cell>
          <table:table-cell table:formula="of:=[.C34]/[.D34]" office:value-type="float" office:value="51.208284812836" calcext:value-type="float">
            <text:p>51.2</text:p>
          </table:table-cell>
          <table:table-cell table:formula="of:=SUM([.E$2:.E34])" office:value-type="float" office:value="1167.58516078983" calcext:value-type="float">
            <text:p>1167.5851607898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87266.083777256" calcext:value-type="float">
            <text:p>287,266</text:p>
          </table:table-cell>
          <table:table-cell table:formula="of:=[.$H$9]*[.B35]" office:value-type="float" office:value="287266.083777256" calcext:value-type="float">
            <text:p>287,266</text:p>
          </table:table-cell>
          <table:table-cell table:formula="of:=[.D34]*(1+[.$H$5])^(1)" office:value-type="float" office:value="5554.76034126563" calcext:value-type="float">
            <text:p>5,555</text:p>
          </table:table-cell>
          <table:table-cell table:formula="of:=[.C35]/[.D35]" office:value-type="float" office:value="51.7152975337552" calcext:value-type="float">
            <text:p>51.7</text:p>
          </table:table-cell>
          <table:table-cell table:formula="of:=SUM([.E$2:.E35])" office:value-type="float" office:value="1219.30045832359" calcext:value-type="float">
            <text:p>1219.3004583236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93011.405452801" calcext:value-type="float">
            <text:p>293,011</text:p>
          </table:table-cell>
          <table:table-cell table:formula="of:=[.$H$9]*[.B36]" office:value-type="float" office:value="293011.405452801" calcext:value-type="float">
            <text:p>293,011</text:p>
          </table:table-cell>
          <table:table-cell table:formula="of:=[.D35]*(1+[.$H$5])^(1)" office:value-type="float" office:value="5610.30794467829" calcext:value-type="float">
            <text:p>5,610</text:p>
          </table:table-cell>
          <table:table-cell table:formula="of:=[.C36]/[.D36]" office:value-type="float" office:value="52.2273301826042" calcext:value-type="float">
            <text:p>52.2</text:p>
          </table:table-cell>
          <table:table-cell table:formula="of:=SUM([.E$2:.E36])" office:value-type="float" office:value="1271.52778850619" calcext:value-type="float">
            <text:p>1271.5277885062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8871.633561857" calcext:value-type="float">
            <text:p>298,872</text:p>
          </table:table-cell>
          <table:table-cell table:formula="of:=[.$H$9]*[.B37]" office:value-type="float" office:value="298871.633561857" calcext:value-type="float">
            <text:p>298,872</text:p>
          </table:table-cell>
          <table:table-cell table:formula="of:=[.D36]*(1+[.$H$5])^(1)" office:value-type="float" office:value="5666.41102412507" calcext:value-type="float">
            <text:p>5,666</text:p>
          </table:table-cell>
          <table:table-cell table:formula="of:=[.C37]/[.D37]" office:value-type="float" office:value="52.7444324616399" calcext:value-type="float">
            <text:p>52.7</text:p>
          </table:table-cell>
          <table:table-cell table:formula="of:=SUM([.E$2:.E37])" office:value-type="float" office:value="1324.27222096783" calcext:value-type="float">
            <text:p>1324.2722209678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8758.796918042" calcext:value-type="float">
            <text:p>328,759</text:p>
          </table:table-cell>
          <table:table-cell table:formula="of:=[.$H$9]*[.B38]" office:value-type="float" office:value="328758.796918042" calcext:value-type="float">
            <text:p>328,759</text:p>
          </table:table-cell>
          <table:table-cell table:formula="of:=[.D37]*(1+[.$H$5])^(1)" office:value-type="float" office:value="5723.07513436632" calcext:value-type="float">
            <text:p>5,723</text:p>
          </table:table-cell>
          <table:table-cell table:formula="of:=[.C38]/[.D38]" office:value-type="float" office:value="57.4444313938652" calcext:value-type="float">
            <text:p>57.4</text:p>
          </table:table-cell>
          <table:table-cell table:formula="of:=SUM([.E$2:.E38])" office:value-type="float" office:value="1381.71665236169" calcext:value-type="float">
            <text:p>1381.7166523617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35333.972856403" calcext:value-type="float">
            <text:p>335,334</text:p>
          </table:table-cell>
          <table:table-cell table:formula="of:=[.$H$9]*[.B39]" office:value-type="float" office:value="335333.972856403" calcext:value-type="float">
            <text:p>335,334</text:p>
          </table:table-cell>
          <table:table-cell table:formula="of:=[.D38]*(1+[.$H$5])^(1)" office:value-type="float" office:value="5780.30588570999" calcext:value-type="float">
            <text:p>5,780</text:p>
          </table:table-cell>
          <table:table-cell table:formula="of:=[.C39]/[.D39]" office:value-type="float" office:value="58.0131881403392" calcext:value-type="float">
            <text:p>58.0</text:p>
          </table:table-cell>
          <table:table-cell table:formula="of:=SUM([.E$2:.E39])" office:value-type="float" office:value="1439.72984050203" calcext:value-type="float">
            <text:p>1439.729840502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42040.652313531" calcext:value-type="float">
            <text:p>342,041</text:p>
          </table:table-cell>
          <table:table-cell table:formula="of:=[.$H$9]*[.B40]" office:value-type="float" office:value="342040.652313531" calcext:value-type="float">
            <text:p>342,041</text:p>
          </table:table-cell>
          <table:table-cell table:formula="of:=[.D39]*(1+[.$H$5])^(1)" office:value-type="float" office:value="5838.10894456709" calcext:value-type="float">
            <text:p>5,838</text:p>
          </table:table-cell>
          <table:table-cell table:formula="of:=[.C40]/[.D40]" office:value-type="float" office:value="58.5875761417286" calcext:value-type="float">
            <text:p>58.6</text:p>
          </table:table-cell>
          <table:table-cell table:formula="of:=SUM([.E$2:.E40])" office:value-type="float" office:value="1498.31741664376" calcext:value-type="float">
            <text:p>1498.3174166438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48881.465359802" calcext:value-type="float">
            <text:p>348,881</text:p>
          </table:table-cell>
          <table:table-cell table:formula="of:=[.$H$9]*[.B41]" office:value-type="float" office:value="348881.465359802" calcext:value-type="float">
            <text:p>348,881</text:p>
          </table:table-cell>
          <table:table-cell table:formula="of:=[.D40]*(1+[.$H$5])^(1)" office:value-type="float" office:value="5896.49003401276" calcext:value-type="float">
            <text:p>5,896</text:p>
          </table:table-cell>
          <table:table-cell table:formula="of:=[.C41]/[.D41]" office:value-type="float" office:value="59.1676511530329" calcext:value-type="float">
            <text:p>59.2</text:p>
          </table:table-cell>
          <table:table-cell table:formula="of:=SUM([.E$2:.E41])" office:value-type="float" office:value="1557.4850677968" calcext:value-type="float">
            <text:p>1557.485067796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formula="of:=SUM([.E2:.E41])" office:value-type="float" office:value="1557.4850677968" calcext:value-type="float">
            <text:p>1557.5</text:p>
          </table:table-cell>
          <table:table-cell table:number-columns-repeated="3"/>
        </table:table-row>
        <table:table-row table:style-name="ro2" table:number-rows-repeated="13">
          <table:table-cell table:number-columns-repeated="3"/>
          <table:table-cell table:style-name="ce15"/>
          <table:table-cell table:number-columns-repeated="4"/>
        </table:table-row>
        <table:table-row table:style-name="ro2">
          <table:table-cell table:number-columns-repeated="3"/>
          <table:table-cell table:style-name="ce15"/>
          <table:table-cell table:number-columns-repeated="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2" table:default-cell-style-name="ce16"/>
        <table:table-column table:style-name="co1" table:default-cell-style-name="ce15"/>
        <table:table-column table:style-name="co1" table:default-cell-style-name="ce11"/>
        <table:table-column table:style-name="co1" table:number-columns-repeated="1019" table:default-cell-style-name="ce1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300000*0.7" office:value-type="float" office:value="210000" calcext:value-type="float">
            <text:p>210,000</text:p>
          </table:table-cell>
          <table:table-cell table:formula="of:=[.$H$9]*[.B2]" office:value-type="float" office:value="105000" calcext:value-type="float">
            <text:p>10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26.25" calcext:value-type="float">
            <text:p>26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220500" calcext:value-type="float">
            <text:p>220,500</text:p>
          </table:table-cell>
          <table:table-cell table:formula="of:=[.$H$9]*[.B3]" office:value-type="float" office:value="110250" calcext:value-type="float">
            <text:p>110,250</text:p>
          </table:table-cell>
          <table:table-cell table:style-name="ce16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7.0220588235294" calcext:value-type="float">
            <text:p>27.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231525" calcext:value-type="float">
            <text:p>231,525</text:p>
          </table:table-cell>
          <table:table-cell table:formula="of:=[.$H$9]*[.B4]" office:value-type="float" office:value="115762.5" calcext:value-type="float">
            <text:p>115,763</text:p>
          </table:table-cell>
          <table:table-cell table:style-name="ce16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7.8168252595156" calcext:value-type="float">
            <text:p>27.8</text:p>
          </table:table-cell>
          <table:table-cell/>
          <table:table-cell office:value-type="string" calcext:value-type="string">
            <text:p>interest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243101.25" calcext:value-type="float">
            <text:p>243,101</text:p>
          </table:table-cell>
          <table:table-cell table:formula="of:=[.$H$9]*[.B5]" office:value-type="float" office:value="121550.625" calcext:value-type="float">
            <text:p>121,551</text:p>
          </table:table-cell>
          <table:table-cell table:style-name="ce16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8.6349671789131" calcext:value-type="float">
            <text:p>28.6</text:p>
          </table:table-cell>
          <table:table-cell/>
          <table:table-cell office:value-type="string" calcext:value-type="string">
            <text:p>inflation</text:p>
          </table:table-cell>
          <table:table-cell table:style-name="ce17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255256.3125" calcext:value-type="float">
            <text:p>255,256</text:p>
          </table:table-cell>
          <table:table-cell table:formula="of:=[.$H$9]*[.B6]" office:value-type="float" office:value="127628.15625" calcext:value-type="float">
            <text:p>127,628</text:p>
          </table:table-cell>
          <table:table-cell table:style-name="ce16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9.4771720959399" calcext:value-type="float">
            <text:p>29.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287163.3515625" calcext:value-type="float">
            <text:p>287,163</text:p>
          </table:table-cell>
          <table:table-cell table:formula="of:=[.$H$9]*[.B7]" office:value-type="float" office:value="143581.67578125" calcext:value-type="float">
            <text:p>143,582</text:p>
          </table:table-cell>
          <table:table-cell table:style-name="ce16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2.511586870522" calcext:value-type="float">
            <text:p>32.5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17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301521.519140625" calcext:value-type="float">
            <text:p>301,522</text:p>
          </table:table-cell>
          <table:table-cell table:formula="of:=[.$H$9]*[.B8]" office:value-type="float" office:value="150760.759570313" calcext:value-type="float">
            <text:p>150,761</text:p>
          </table:table-cell>
          <table:table-cell table:style-name="ce16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3.4678100137727" calcext:value-type="float">
            <text:p>33.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316597.595097656" calcext:value-type="float">
            <text:p>316,598</text:p>
          </table:table-cell>
          <table:table-cell table:formula="of:=[.$H$9]*[.B9]" office:value-type="float" office:value="158298.797548828" calcext:value-type="float">
            <text:p>158,299</text:p>
          </table:table-cell>
          <table:table-cell table:style-name="ce16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4.4521573671189" calcext:value-type="float">
            <text:p>34.5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17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332427.474852539" calcext:value-type="float">
            <text:p>332,427</text:p>
          </table:table-cell>
          <table:table-cell table:formula="of:=[.$H$9]*[.B10]" office:value-type="float" office:value="166213.73742627" calcext:value-type="float">
            <text:p>166,214</text:p>
          </table:table-cell>
          <table:table-cell table:style-name="ce16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5.4654561132106" calcext:value-type="float">
            <text:p>35.5</text:p>
          </table:table-cell>
          <table:table-cell table:formula="of:=SUM([.E2:.E9])" office:value-type="float" office:value="239.632577609312" calcext:value-type="float">
            <text:p>239.632577609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349048.848595166" calcext:value-type="float">
            <text:p>349,049</text:p>
          </table:table-cell>
          <table:table-cell table:formula="of:=[.$H$9]*[.B11]" office:value-type="float" office:value="174524.424297583" calcext:value-type="float">
            <text:p>174,524</text:p>
          </table:table-cell>
          <table:table-cell table:style-name="ce16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6.5085577635992" calcext:value-type="float">
            <text:p>36.5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392679.954669562" calcext:value-type="float">
            <text:p>392,680</text:p>
          </table:table-cell>
          <table:table-cell table:formula="of:=[.$H$9]*[.B12]" office:value-type="float" office:value="196339.977334781" calcext:value-type="float">
            <text:p>196,340</text:p>
          </table:table-cell>
          <table:table-cell table:style-name="ce16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40.2667916510285" calcext:value-type="float">
            <text:p>40.3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412313.95240304" calcext:value-type="float">
            <text:p>412,314</text:p>
          </table:table-cell>
          <table:table-cell table:formula="of:=[.$H$9]*[.B13]" office:value-type="float" office:value="206156.97620152" calcext:value-type="float">
            <text:p>206,157</text:p>
          </table:table-cell>
          <table:table-cell table:style-name="ce16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41.4511090525294" calcext:value-type="float">
            <text:p>41.5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432929.650023192" calcext:value-type="float">
            <text:p>432,930</text:p>
          </table:table-cell>
          <table:table-cell table:formula="of:=[.$H$9]*[.B14]" office:value-type="float" office:value="216464.825011596" calcext:value-type="float">
            <text:p>216,465</text:p>
          </table:table-cell>
          <table:table-cell table:style-name="ce16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42.6702593187802" calcext:value-type="float">
            <text:p>42.7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454576.132524352" calcext:value-type="float">
            <text:p>454,576</text:p>
          </table:table-cell>
          <table:table-cell table:formula="of:=[.$H$9]*[.B15]" office:value-type="float" office:value="227288.066262176" calcext:value-type="float">
            <text:p>227,288</text:p>
          </table:table-cell>
          <table:table-cell table:style-name="ce16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43.9252669458032" calcext:value-type="float">
            <text:p>43.9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477304.939150569" calcext:value-type="float">
            <text:p>477,305</text:p>
          </table:table-cell>
          <table:table-cell table:formula="of:=[.$H$9]*[.B16]" office:value-type="float" office:value="238652.469575285" calcext:value-type="float">
            <text:p>238,652</text:p>
          </table:table-cell>
          <table:table-cell table:style-name="ce16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45.2171865618562" calcext:value-type="float">
            <text:p>45.2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536968.05654439" calcext:value-type="float">
            <text:p>536,968</text:p>
          </table:table-cell>
          <table:table-cell table:formula="of:=[.$H$9]*[.B17]" office:value-type="float" office:value="268484.028272195" calcext:value-type="float">
            <text:p>268,484</text:p>
          </table:table-cell>
          <table:table-cell table:style-name="ce16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9.8718969432237" calcext:value-type="float">
            <text:p>49.9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563816.45937161" calcext:value-type="float">
            <text:p>563,816</text:p>
          </table:table-cell>
          <table:table-cell table:formula="of:=[.$H$9]*[.B18]" office:value-type="float" office:value="281908.229685805" calcext:value-type="float">
            <text:p>281,908</text:p>
          </table:table-cell>
          <table:table-cell table:style-name="ce16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51.3387174415538" calcext:value-type="float">
            <text:p>51.3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592007.282340191" calcext:value-type="float">
            <text:p>592,007</text:p>
          </table:table-cell>
          <table:table-cell table:formula="of:=[.$H$9]*[.B19]" office:value-type="float" office:value="296003.641170095" calcext:value-type="float">
            <text:p>296,004</text:p>
          </table:table-cell>
          <table:table-cell table:style-name="ce16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52.8486797192466" calcext:value-type="float">
            <text:p>52.8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621607.6464572" calcext:value-type="float">
            <text:p>621,608</text:p>
          </table:table-cell>
          <table:table-cell table:formula="of:=[.$H$9]*[.B20]" office:value-type="float" office:value="310803.8232286" calcext:value-type="float">
            <text:p>310,804</text:p>
          </table:table-cell>
          <table:table-cell table:style-name="ce16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54.4030526521656" calcext:value-type="float">
            <text:p>54.4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652688.02878006" calcext:value-type="float">
            <text:p>652,688</text:p>
          </table:table-cell>
          <table:table-cell table:formula="of:=[.$H$9]*[.B21]" office:value-type="float" office:value="326344.01439003" calcext:value-type="float">
            <text:p>326,344</text:p>
          </table:table-cell>
          <table:table-cell table:style-name="ce16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56.0031424360529" calcext:value-type="float">
            <text:p>56.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734274.032377568" calcext:value-type="float">
            <text:p>734,274</text:p>
          </table:table-cell>
          <table:table-cell table:formula="of:=[.$H$9]*[.B22]" office:value-type="float" office:value="367137.016188784" calcext:value-type="float">
            <text:p>367,137</text:p>
          </table:table-cell>
          <table:table-cell table:style-name="ce16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61.7681718044701" calcext:value-type="float">
            <text:p>61.8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770987.733996446" calcext:value-type="float">
            <text:p>770,988</text:p>
          </table:table-cell>
          <table:table-cell table:formula="of:=[.$H$9]*[.B23]" office:value-type="float" office:value="385493.866998223" calcext:value-type="float">
            <text:p>385,494</text:p>
          </table:table-cell>
          <table:table-cell table:style-name="ce16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63.5848827398957" calcext:value-type="float">
            <text:p>63.6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809537.120696268" calcext:value-type="float">
            <text:p>809,537</text:p>
          </table:table-cell>
          <table:table-cell table:formula="of:=[.$H$9]*[.B24]" office:value-type="float" office:value="404768.560348134" calcext:value-type="float">
            <text:p>404,769</text:p>
          </table:table-cell>
          <table:table-cell table:style-name="ce16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65.4550263498926" calcext:value-type="float">
            <text:p>65.5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850013.976731082" calcext:value-type="float">
            <text:p>850,014</text:p>
          </table:table-cell>
          <table:table-cell table:formula="of:=[.$H$9]*[.B25]" office:value-type="float" office:value="425006.988365541" calcext:value-type="float">
            <text:p>425,007</text:p>
          </table:table-cell>
          <table:table-cell table:style-name="ce16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67.380174183713" calcext:value-type="float">
            <text:p>67.4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892514.675567636" calcext:value-type="float">
            <text:p>892,515</text:p>
          </table:table-cell>
          <table:table-cell table:formula="of:=[.$H$9]*[.B26]" office:value-type="float" office:value="446257.337783818" calcext:value-type="float">
            <text:p>446,257</text:p>
          </table:table-cell>
          <table:table-cell table:style-name="ce16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69.3619440126457" calcext:value-type="float">
            <text:p>69.4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004079.01001359" calcext:value-type="float">
            <text:p>1,004,079</text:p>
          </table:table-cell>
          <table:table-cell table:formula="of:=[.$H$9]*[.B27]" office:value-type="float" office:value="502039.505006795" calcext:value-type="float">
            <text:p>502,040</text:p>
          </table:table-cell>
          <table:table-cell table:style-name="ce16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76.5021441315945" calcext:value-type="float">
            <text:p>76.5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054282.96051427" calcext:value-type="float">
            <text:p>1,054,283</text:p>
          </table:table-cell>
          <table:table-cell table:formula="of:=[.$H$9]*[.B28]" office:value-type="float" office:value="527141.480257135" calcext:value-type="float">
            <text:p>527,141</text:p>
          </table:table-cell>
          <table:table-cell table:style-name="ce16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78.7522071942885" calcext:value-type="float">
            <text:p>78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1106997.10853998" calcext:value-type="float">
            <text:p>1,106,997</text:p>
          </table:table-cell>
          <table:table-cell table:formula="of:=[.$H$9]*[.B29]" office:value-type="float" office:value="553498.554269992" calcext:value-type="float">
            <text:p>553,499</text:p>
          </table:table-cell>
          <table:table-cell table:style-name="ce16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81.0684485823558" calcext:value-type="float">
            <text:p>81.1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1162346.96396698" calcext:value-type="float">
            <text:p>1,162,347</text:p>
          </table:table-cell>
          <table:table-cell table:formula="of:=[.$H$9]*[.B30]" office:value-type="float" office:value="581173.481983491" calcext:value-type="float">
            <text:p>581,173</text:p>
          </table:table-cell>
          <table:table-cell table:style-name="ce16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83.452814717131" calcext:value-type="float">
            <text:p>83.5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1220464.31216533" calcext:value-type="float">
            <text:p>1,220,464</text:p>
          </table:table-cell>
          <table:table-cell table:formula="of:=[.$H$9]*[.B31]" office:value-type="float" office:value="610232.156082666" calcext:value-type="float">
            <text:p>610,232</text:p>
          </table:table-cell>
          <table:table-cell table:style-name="ce16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85.9073092676348" calcext:value-type="float">
            <text:p>85.9</text:p>
          </table:table-cell>
          <table:table-cell table:formula="of:=SUM([.E2:.E30])" office:value-type="float" office:value="1436.92850792435" calcext:value-type="float">
            <text:p>1436.9285079244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1373022.351186" calcext:value-type="float">
            <text:p>1,373,022</text:p>
          </table:table-cell>
          <table:table-cell table:formula="of:=[.$H$9]*[.B32]" office:value-type="float" office:value="686511.175592999" calcext:value-type="float">
            <text:p>686,511</text:p>
          </table:table-cell>
          <table:table-cell table:style-name="ce16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94.7507087510678" calcext:value-type="float">
            <text:p>94.8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1441673.4687453" calcext:value-type="float">
            <text:p>1,441,673</text:p>
          </table:table-cell>
          <table:table-cell table:formula="of:=[.$H$9]*[.B33]" office:value-type="float" office:value="720836.734372649" calcext:value-type="float">
            <text:p>720,837</text:p>
          </table:table-cell>
          <table:table-cell table:style-name="ce16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97.5374943025698" calcext:value-type="float">
            <text:p>97.5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1513757.14218256" calcext:value-type="float">
            <text:p>1,513,757</text:p>
          </table:table-cell>
          <table:table-cell table:formula="of:=[.$H$9]*[.B34]" office:value-type="float" office:value="756878.571091282" calcext:value-type="float">
            <text:p>756,879</text:p>
          </table:table-cell>
          <table:table-cell table:style-name="ce16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00.406244134998" calcext:value-type="float">
            <text:p>100.4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1589444.99929169" calcext:value-type="float">
            <text:p>1,589,445</text:p>
          </table:table-cell>
          <table:table-cell table:formula="of:=[.$H$9]*[.B35]" office:value-type="float" office:value="794722.499645846" calcext:value-type="float">
            <text:p>794,722</text:p>
          </table:table-cell>
          <table:table-cell table:style-name="ce16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03.359368962498" calcext:value-type="float">
            <text:p>103.4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668917.24925628" calcext:value-type="float">
            <text:p>1,668,917</text:p>
          </table:table-cell>
          <table:table-cell table:formula="of:=[.$H$9]*[.B36]" office:value-type="float" office:value="834458.624628138" calcext:value-type="float">
            <text:p>834,459</text:p>
          </table:table-cell>
          <table:table-cell table:style-name="ce16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06.399350402572" calcext:value-type="float">
            <text:p>106.4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1752363.11171909" calcext:value-type="float">
            <text:p>1,752,363</text:p>
          </table:table-cell>
          <table:table-cell table:formula="of:=[.$H$9]*[.B37]" office:value-type="float" office:value="876181.555859545" calcext:value-type="float">
            <text:p>876,182</text:p>
          </table:table-cell>
          <table:table-cell table:style-name="ce16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09.528743061471" calcext:value-type="float">
            <text:p>109.5</text:p>
          </table:table-cell>
          <table:table-cell table:formula="of:=SUM([.E2:.E36])" office:value-type="float" office:value="2025.28898374569" calcext:value-type="float">
            <text:p>2025.2889837457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1971408.50068398" calcext:value-type="float">
            <text:p>1,971,409</text:p>
          </table:table-cell>
          <table:table-cell table:formula="of:=[.$H$9]*[.B38]" office:value-type="float" office:value="985704.250341988" calcext:value-type="float">
            <text:p>985,704</text:p>
          </table:table-cell>
          <table:table-cell table:style-name="ce16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20.803760729564" calcext:value-type="float">
            <text:p>120.8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2069978.92571818" calcext:value-type="float">
            <text:p>2,069,979</text:p>
          </table:table-cell>
          <table:table-cell table:formula="of:=[.$H$9]*[.B39]" office:value-type="float" office:value="1034989.46285909" calcext:value-type="float">
            <text:p>1,034,989</text:p>
          </table:table-cell>
          <table:table-cell table:style-name="ce16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24.356812515727" calcext:value-type="float">
            <text:p>124.4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2173477.87200408" calcext:value-type="float">
            <text:p>2,173,478</text:p>
          </table:table-cell>
          <table:table-cell table:formula="of:=[.$H$9]*[.B40]" office:value-type="float" office:value="1086738.93600204" calcext:value-type="float">
            <text:p>1,086,739</text:p>
          </table:table-cell>
          <table:table-cell table:style-name="ce16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28.014365825013" calcext:value-type="float">
            <text:p>128.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2282151.76560429" calcext:value-type="float">
            <text:p>2,282,152</text:p>
          </table:table-cell>
          <table:table-cell table:formula="of:=[.$H$9]*[.B41]" office:value-type="float" office:value="1141075.88280214" calcext:value-type="float">
            <text:p>1,141,076</text:p>
          </table:table-cell>
          <table:table-cell table:style-name="ce16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31.779494231631" calcext:value-type="float">
            <text:p>131.8</text:p>
          </table:table-cell>
          <table:table-cell table:number-columns-repeated="1019"/>
        </table:table-row>
        <table:table-row table:style-name="ro2">
          <table:table-cell/>
          <table:table-cell table:formula="of:=AVERAGE([.B2:.B31])" office:value-type="float" office:value="582984.37828606" calcext:value-type="float">
            <text:p>582,984</text:p>
          </table:table-cell>
          <table:table-cell table:number-columns-repeated="2"/>
          <table:table-cell table:formula="of:=SUM([.E2:.E41])" office:value-type="float" office:value="2639.7721601091" calcext:value-type="float">
            <text:p>2639.8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 style:data-style-name="N2" text:time-value="20:31:38.033570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T15H25M32S</meta:editing-duration>
    <meta:editing-cycles>21</meta:editing-cycles>
    <meta:generator>LibreOffice/5.1.6.2$Linux_X86_64 LibreOffice_project/10m0$Build-2</meta:generator>
    <dc:date>2018-06-16T18:47:51.710797088</dc:date>
    <meta:document-statistic meta:table-count="6" meta:cell-count="1118" meta:object-count="0"/>
  </office:meta>
</office:document-meta>
</file>